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8.812cm" table:align="left"/>
    </style:style>
    <style:style style:name="Table1.A" style:family="table-column">
      <style:table-column-properties style:column-width="1.905cm"/>
    </style:style>
    <style:style style:name="Table1.B" style:family="table-column">
      <style:table-column-properties style:column-width="3.387cm"/>
    </style:style>
    <style:style style:name="Table1.C" style:family="table-column">
      <style:table-column-properties style:column-width="1.402cm"/>
    </style:style>
    <style:style style:name="Table1.E" style:family="table-column">
      <style:table-column-properties style:column-width="1.111cm"/>
    </style:style>
    <style:style style:name="Table1.F" style:family="table-column">
      <style:table-column-properties style:column-width="1.588cm"/>
    </style:style>
    <style:style style:name="Table1.G" style:family="table-column">
      <style:table-column-properties style:column-width="1.296cm"/>
    </style:style>
    <style:style style:name="Table1.H" style:family="table-column">
      <style:table-column-properties style:column-width="5.821cm"/>
    </style:style>
    <style:style style:name="Table1.I" style:family="table-column">
      <style:table-column-properties style:column-width="0.9cm"/>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officeooo:paragraph-rsid="007dfd14"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9fa9a3" officeooo:paragraph-rsid="009fa9a3"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7dfd14" officeooo:paragraph-rsid="0081a60f" style:font-size-asian="14pt" style:font-size-complex="14pt"/>
    </style:style>
    <style:style style:name="P6" style:family="paragraph" style:parent-style-name="Standard">
      <style:text-properties fo:font-size="14pt" officeooo:rsid="0082447e" officeooo:paragraph-rsid="0082447e" style:font-size-asian="14pt" style:font-size-complex="14pt"/>
    </style:style>
    <style:style style:name="P7" style:family="paragraph" style:parent-style-name="Standard">
      <style:text-properties fo:font-size="14pt" officeooo:rsid="00836697" officeooo:paragraph-rsid="00836697" style:font-size-asian="14pt" style:font-size-complex="14pt"/>
    </style:style>
    <style:style style:name="P8" style:family="paragraph" style:parent-style-name="Standard">
      <style:text-properties fo:font-size="14pt" officeooo:rsid="00840039" officeooo:paragraph-rsid="00840039" style:font-size-asian="14pt" style:font-size-complex="14pt"/>
    </style:style>
    <style:style style:name="P9" style:family="paragraph" style:parent-style-name="Standard">
      <style:text-properties fo:font-size="14pt" officeooo:rsid="008b0212" officeooo:paragraph-rsid="008b0212" style:font-size-asian="14pt" style:font-size-complex="14pt"/>
    </style:style>
    <style:style style:name="P10" style:family="paragraph" style:parent-style-name="Standard">
      <style:text-properties fo:font-size="14pt" officeooo:rsid="008ca6a3" officeooo:paragraph-rsid="008ca6a3" style:font-size-asian="14pt" style:font-size-complex="14pt"/>
    </style:style>
    <style:style style:name="P11" style:family="paragraph" style:parent-style-name="Standard">
      <style:text-properties fo:font-size="14pt" officeooo:rsid="009fa9a3" officeooo:paragraph-rsid="009fa9a3" style:font-size-asian="14pt" style:font-size-complex="14pt"/>
    </style:style>
    <style:style style:name="P12" style:family="paragraph" style:parent-style-name="Standard">
      <style:text-properties fo:font-size="14pt" officeooo:paragraph-rsid="00a122cc" style:font-size-asian="14pt" style:font-size-complex="14pt"/>
    </style:style>
    <style:style style:name="P13" style:family="paragraph" style:parent-style-name="Standard">
      <style:text-properties fo:font-size="14pt" fo:font-style="italic" style:font-size-asian="14pt" style:font-style-asian="italic" style:font-size-complex="14pt" style:font-style-complex="italic"/>
    </style:style>
    <style:style style:name="P14" style:family="paragraph" style:parent-style-name="Standard">
      <style:text-properties fo:font-size="14pt" fo:font-style="italic" style:text-underline-style="solid" style:text-underline-width="auto" style:text-underline-color="font-color" fo:font-weight="bold" officeooo:rsid="008b0212" officeooo:paragraph-rsid="008b0212" style:font-size-asian="14pt" style:font-style-asian="italic" style:font-weight-asian="bold" style:font-size-complex="14pt" style:font-style-complex="italic" style:font-weight-complex="bold"/>
    </style:style>
    <style:style style:name="P15" style:family="paragraph" style:parent-style-name="Standard">
      <style:text-properties fo:font-size="14pt" fo:font-style="italic" style:text-underline-style="solid" style:text-underline-width="auto" style:text-underline-color="font-color" fo:font-weight="bold" officeooo:rsid="008ca6a3" officeooo:paragraph-rsid="008ca6a3" style:font-size-asian="14pt" style:font-style-asian="italic" style:font-weight-asian="bold" style:font-size-complex="14pt" style:font-style-complex="italic" style:font-weight-complex="bold"/>
    </style:style>
    <style:style style:name="P16" style:family="paragraph" style:parent-style-name="Standard">
      <style:text-properties fo:font-size="14pt" fo:font-style="italic" style:text-underline-style="solid" style:text-underline-width="auto" style:text-underline-color="font-color" fo:font-weight="bold" officeooo:rsid="008dbeda" officeooo:paragraph-rsid="008dbeda" style:font-size-asian="14pt" style:font-style-asian="italic" style:font-weight-asian="bold" style:font-size-complex="14pt" style:font-style-complex="italic" style:font-weight-complex="bold"/>
    </style:style>
    <style:style style:name="P17" style:family="paragraph" style:parent-style-name="Standard">
      <style:text-properties fo:font-size="14pt" fo:font-weight="bold" officeooo:rsid="0082447e" officeooo:paragraph-rsid="0082447e" style:font-size-asian="14pt" style:font-weight-asian="bold" style:font-size-complex="14pt" style:font-weight-complex="bold"/>
    </style:style>
    <style:style style:name="P18" style:family="paragraph" style:parent-style-name="Standard">
      <style:text-properties fo:font-size="14pt" fo:font-weight="bold" officeooo:rsid="0082447e" officeooo:paragraph-rsid="00840039" style:font-size-asian="14pt" style:font-weight-asian="bold" style:font-size-complex="14pt" style:font-weight-complex="bold"/>
    </style:style>
    <style:style style:name="P19" style:family="paragraph" style:parent-style-name="Standard">
      <style:text-properties fo:font-size="14pt" fo:font-weight="bold" officeooo:rsid="0082447e" officeooo:paragraph-rsid="008b0212" style:font-size-asian="14pt" style:font-weight-asian="bold" style:font-size-complex="14pt" style:font-weight-complex="bold"/>
    </style:style>
    <style:style style:name="P20" style:family="paragraph" style:parent-style-name="Standard">
      <style:text-properties fo:font-size="14pt" fo:font-weight="bold" officeooo:rsid="0082447e" officeooo:paragraph-rsid="008ca6a3" style:font-size-asian="14pt" style:font-weight-asian="bold" style:font-size-complex="14pt" style:font-weight-complex="bold"/>
    </style:style>
    <style:style style:name="P21" style:family="paragraph" style:parent-style-name="Standard">
      <style:text-properties fo:font-size="14pt" fo:font-weight="bold" officeooo:rsid="009fa9a3" officeooo:paragraph-rsid="009fa9a3" style:font-size-asian="14pt" style:font-weight-asian="bold" style:font-size-complex="14pt" style:font-weight-complex="bold"/>
    </style:style>
    <style:style style:name="P22" style:family="paragraph" style:parent-style-name="Standard">
      <style:text-properties fo:font-size="14pt" fo:font-weight="bold" officeooo:rsid="00a122cc" officeooo:paragraph-rsid="00a122cc" style:font-size-asian="14pt" style:font-weight-asian="bold" style:font-size-complex="14pt" style:font-weight-complex="bold"/>
    </style:style>
    <style:style style:name="P23" style:family="paragraph" style:parent-style-name="Standard">
      <style:text-properties fo:font-size="14pt" style:text-underline-style="solid" style:text-underline-width="auto" style:text-underline-color="font-color" fo:font-weight="bold" officeooo:rsid="008454c0" officeooo:paragraph-rsid="008454c0" style:font-size-asian="14pt" style:font-weight-asian="bold" style:font-size-complex="14pt" style:font-weight-complex="bold"/>
    </style:style>
    <style:style style:name="P24" style:family="paragraph" style:parent-style-name="Standard">
      <style:text-properties fo:font-size="14pt" style:text-underline-style="solid" style:text-underline-width="auto" style:text-underline-color="font-color" fo:font-weight="bold" officeooo:rsid="008454c0" officeooo:paragraph-rsid="008602d9" style:font-size-asian="14pt" style:font-weight-asian="bold" style:font-size-complex="14pt" style:font-weight-complex="bold"/>
    </style:style>
    <style:style style:name="P25" style:family="paragraph" style:parent-style-name="Standard">
      <style:text-properties fo:font-size="14pt" style:text-underline-style="solid" style:text-underline-width="auto" style:text-underline-color="font-color" fo:font-weight="bold" officeooo:rsid="008454c0" officeooo:paragraph-rsid="008dbeda" style:font-size-asian="14pt" style:font-weight-asian="bold" style:font-size-complex="14pt" style:font-weight-complex="bold"/>
    </style:style>
    <style:style style:name="P26" style:family="paragraph" style:parent-style-name="Standard">
      <style:text-properties fo:font-size="14pt" style:text-underline-style="solid" style:text-underline-width="auto" style:text-underline-color="font-color" fo:font-weight="bold" officeooo:rsid="0082447e" officeooo:paragraph-rsid="008454c0" style:font-size-asian="14pt" style:font-weight-asian="bold" style:font-size-complex="14pt" style:font-weight-complex="bold"/>
    </style:style>
    <style:style style:name="P27" style:family="paragraph" style:parent-style-name="Standard">
      <style:text-properties fo:font-size="14pt" style:text-underline-style="solid" style:text-underline-width="auto" style:text-underline-color="font-color" fo:font-weight="bold" officeooo:rsid="0082447e" officeooo:paragraph-rsid="008602d9" style:font-size-asian="14pt" style:font-weight-asian="bold" style:font-size-complex="14pt" style:font-weight-complex="bold"/>
    </style:style>
    <style:style style:name="P28" style:family="paragraph" style:parent-style-name="Standard">
      <style:text-properties fo:font-size="14pt" style:text-underline-style="solid" style:text-underline-width="auto" style:text-underline-color="font-color" fo:font-weight="bold" officeooo:rsid="0082447e" officeooo:paragraph-rsid="008b0212" style:font-size-asian="14pt" style:font-weight-asian="bold" style:font-size-complex="14pt" style:font-weight-complex="bold"/>
    </style:style>
    <style:style style:name="P29" style:family="paragraph" style:parent-style-name="Standard">
      <style:text-properties fo:font-size="14pt" style:text-underline-style="solid" style:text-underline-width="auto" style:text-underline-color="font-color" fo:font-weight="bold" officeooo:rsid="0082447e" officeooo:paragraph-rsid="008dbeda" style:font-size-asian="14pt" style:font-weight-asian="bold" style:font-size-complex="14pt" style:font-weight-complex="bold"/>
    </style:style>
    <style:style style:name="P30" style:family="paragraph" style:parent-style-name="Standard">
      <style:text-properties fo:font-size="14pt" style:text-underline-style="solid" style:text-underline-width="auto" style:text-underline-color="font-color" fo:font-weight="bold" officeooo:rsid="0082447e" officeooo:paragraph-rsid="008f7589" style:font-size-asian="14pt" style:font-weight-asian="bold" style:font-size-complex="14pt" style:font-weight-complex="bold"/>
    </style:style>
    <style:style style:name="P3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2" style:family="paragraph" style:parent-style-name="Standard">
      <style:paragraph-properties fo:text-align="center" style:justify-single-word="false"/>
      <style:text-properties fo:font-size="20pt" fo:font-weight="bold" officeooo:paragraph-rsid="00a122cc" style:font-size-asian="20pt" style:font-weight-asian="bold" style:font-size-complex="20pt" style:font-weight-complex="bold"/>
    </style:style>
    <style:style style:name="P33" style:family="paragraph" style:parent-style-name="Standard">
      <style:paragraph-properties fo:text-align="center" style:justify-single-word="false"/>
      <style:text-properties fo:font-size="20pt" officeooo:paragraph-rsid="0082447e" style:font-size-asian="20pt" style:font-size-complex="20pt"/>
    </style:style>
    <style:style style:name="P34" style:family="paragraph" style:parent-style-name="Standard">
      <style:paragraph-properties fo:text-align="center" style:justify-single-word="false"/>
      <style:text-properties fo:font-size="20pt" officeooo:paragraph-rsid="008892dd" style:font-size-asian="20pt" style:font-size-complex="20pt"/>
    </style:style>
    <style:style style:name="P35" style:family="paragraph" style:parent-style-name="Standard">
      <style:paragraph-properties fo:text-align="center" style:justify-single-word="false"/>
      <style:text-properties fo:font-size="20pt" officeooo:paragraph-rsid="0090e5eb" style:font-size-asian="20pt" style:font-size-complex="20pt"/>
    </style:style>
    <style:style style:name="P36" style:family="paragraph" style:parent-style-name="Standard">
      <style:paragraph-properties fo:text-align="center" style:justify-single-word="false"/>
      <style:text-properties fo:font-size="20pt" officeooo:paragraph-rsid="009493c7" style:font-size-asian="20pt" style:font-size-complex="20pt"/>
    </style:style>
    <style:style style:name="P37" style:family="paragraph" style:parent-style-name="Standard">
      <style:paragraph-properties fo:text-align="center" style:justify-single-word="false"/>
      <style:text-properties fo:font-size="20pt" officeooo:paragraph-rsid="009be4c6" style:font-size-asian="20pt" style:font-size-complex="20pt"/>
    </style:style>
    <style:style style:name="P38" style:family="paragraph" style:parent-style-name="Standard">
      <style:text-properties style:text-position="0% 100%" style:font-name="Liberation Serif" fo:font-size="14pt" fo:font-style="normal" fo:font-weight="normal" officeooo:rsid="0081a60f" officeooo:paragraph-rsid="0081a60f" style:font-name-asian="DejaVu Sans" style:font-size-asian="12.25pt" style:font-style-asian="normal" style:font-weight-asian="normal" style:font-name-complex="Lohit Hindi" style:font-size-complex="14pt" style:font-style-complex="normal" style:font-weight-complex="normal"/>
    </style:style>
    <style:style style:name="P39" style:family="paragraph" style:parent-style-name="Standard">
      <style:text-properties style:text-position="0% 100%" style:font-name="Liberation Serif" fo:font-size="14pt" fo:font-style="normal" fo:font-weight="normal" officeooo:rsid="0081a60f" officeooo:paragraph-rsid="0082447e" style:font-name-asian="DejaVu Sans" style:font-size-asian="12.25pt" style:font-style-asian="normal" style:font-weight-asian="normal" style:font-name-complex="Lohit Hindi" style:font-size-complex="14pt" style:font-style-complex="normal" style:font-weight-complex="normal"/>
    </style:style>
    <style:style style:name="P40" style:family="paragraph" style:parent-style-name="Standard">
      <style:text-properties style:text-position="0% 100%" style:font-name="Liberation Serif" fo:font-size="14pt" fo:font-style="normal" fo:font-weight="normal" officeooo:rsid="0082447e" officeooo:paragraph-rsid="0082447e" style:font-name-asian="DejaVu Sans" style:font-size-asian="12.25pt" style:font-style-asian="normal" style:font-weight-asian="normal" style:font-name-complex="Lohit Hindi" style:font-size-complex="14pt" style:font-style-complex="normal" style:font-weight-complex="normal"/>
    </style:style>
    <style:style style:name="P41" style:family="paragraph" style:parent-style-name="Standard">
      <style:text-properties style:text-position="0% 100%" style:font-name="Liberation Serif" fo:font-size="14pt" fo:font-style="normal" fo:font-weight="normal" officeooo:rsid="0082447e" officeooo:paragraph-rsid="00840039" style:font-name-asian="DejaVu Sans" style:font-size-asian="12.25pt" style:font-style-asian="normal" style:font-weight-asian="normal" style:font-name-complex="Lohit Hindi" style:font-size-complex="14pt" style:font-style-complex="normal" style:font-weight-complex="normal"/>
    </style:style>
    <style:style style:name="P42" style:family="paragraph" style:parent-style-name="Standard">
      <style:text-properties style:text-position="0% 100%" style:font-name="Liberation Serif" fo:font-size="14pt" fo:font-style="normal" fo:font-weight="normal" officeooo:rsid="0082447e" officeooo:paragraph-rsid="008b0212" style:font-name-asian="DejaVu Sans" style:font-size-asian="12.25pt" style:font-style-asian="normal" style:font-weight-asian="normal" style:font-name-complex="Lohit Hindi" style:font-size-complex="14pt" style:font-style-complex="normal" style:font-weight-complex="normal"/>
    </style:style>
    <style:style style:name="P43" style:family="paragraph" style:parent-style-name="Standard">
      <style:text-properties style:text-position="0% 100%" style:font-name="Liberation Serif" fo:font-size="14pt" fo:font-style="normal" fo:font-weight="normal" officeooo:rsid="0082447e" officeooo:paragraph-rsid="008ca6a3" style:font-name-asian="DejaVu Sans" style:font-size-asian="12.25pt" style:font-style-asian="normal" style:font-weight-asian="normal" style:font-name-complex="Lohit Hindi" style:font-size-complex="14pt" style:font-style-complex="normal" style:font-weight-complex="normal"/>
    </style:style>
    <style:style style:name="P44" style:family="paragraph" style:parent-style-name="Standard">
      <style:text-properties style:text-position="0% 100%" style:font-name="Liberation Serif" fo:font-size="14pt" fo:font-style="normal" fo:font-weight="normal" officeooo:rsid="00840039" officeooo:paragraph-rsid="00840039" style:font-name-asian="DejaVu Sans" style:font-size-asian="12.25pt" style:font-style-asian="normal" style:font-weight-asian="normal" style:font-name-complex="Lohit Hindi" style:font-size-complex="14pt" style:font-style-complex="normal" style:font-weight-complex="normal"/>
    </style:style>
    <style:style style:name="P45" style:family="paragraph" style:parent-style-name="Standard">
      <style:text-properties style:text-position="0% 100%" style:font-name="Liberation Serif" fo:font-size="14pt" fo:font-style="normal" fo:font-weight="normal" officeooo:rsid="00840039" officeooo:paragraph-rsid="008ca6a3" style:font-name-asian="DejaVu Sans" style:font-size-asian="12.25pt" style:font-style-asian="normal" style:font-weight-asian="normal" style:font-name-complex="Lohit Hindi" style:font-size-complex="14pt" style:font-style-complex="normal" style:font-weight-complex="normal"/>
    </style:style>
    <style:style style:name="P46" style:family="paragraph" style:parent-style-name="Standard">
      <style:text-properties style:text-position="0% 100%" style:font-name="Liberation Serif" fo:font-size="14pt" fo:font-style="normal" fo:font-weight="normal" officeooo:rsid="008ca6a3" officeooo:paragraph-rsid="008ca6a3" style:font-name-asian="DejaVu Sans" style:font-size-asian="12.25pt" style:font-style-asian="normal" style:font-weight-asian="normal" style:font-name-complex="Lohit Hindi" style:font-size-complex="14pt" style:font-style-complex="normal" style:font-weight-complex="normal"/>
    </style:style>
    <style:style style:name="P47" style:family="paragraph" style:parent-style-name="Standard">
      <style:text-properties style:text-position="0% 100%" style:font-name="Liberation Serif" fo:font-size="14pt" fo:font-style="normal" fo:font-weight="normal" officeooo:rsid="008b0212" officeooo:paragraph-rsid="008b0212" style:font-name-asian="DejaVu Sans" style:font-size-asian="12.25pt" style:font-style-asian="normal" style:font-weight-asian="normal" style:font-name-complex="Lohit Hindi" style:font-size-complex="14pt" style:font-style-complex="normal" style:font-weight-complex="normal"/>
    </style:style>
    <style:style style:name="P48" style:family="paragraph" style:parent-style-name="Standard">
      <style:text-properties style:text-position="0% 100%" style:font-name="Liberation Serif" fo:font-size="14pt" fo:font-style="normal" fo:font-weight="normal" officeooo:rsid="008dbeda" officeooo:paragraph-rsid="008ca6a3" style:font-name-asian="DejaVu Sans" style:font-size-asian="12.25pt" style:font-style-asian="normal" style:font-weight-asian="normal" style:font-name-complex="Lohit Hindi" style:font-size-complex="14pt" style:font-style-complex="normal" style:font-weight-complex="normal"/>
    </style:style>
    <style:style style:name="P49" style:family="paragraph" style:parent-style-name="Standard">
      <style:text-properties style:text-position="0% 100%" style:font-name="Liberation Serif" fo:font-size="14pt" fo:font-style="normal" fo:font-weight="normal" officeooo:rsid="0096490e" officeooo:paragraph-rsid="0096490e" style:font-name-asian="DejaVu Sans" style:font-size-asian="12.25pt" style:font-style-asian="normal" style:font-weight-asian="normal" style:font-name-complex="Lohit Hindi" style:font-size-complex="14pt" style:font-style-complex="normal" style:font-weight-complex="normal"/>
    </style:style>
    <style:style style:name="P50" style:family="paragraph" style:parent-style-name="Standard">
      <style:text-properties style:text-position="0% 100%" style:font-name="Liberation Serif" fo:font-size="14pt" fo:font-style="normal" style:text-underline-style="none" fo:font-weight="normal" officeooo:rsid="008454c0" officeooo:paragraph-rsid="008602d9" style:font-name-asian="DejaVu Sans" style:font-size-asian="12.25pt" style:font-style-asian="normal" style:font-weight-asian="normal" style:font-name-complex="Lohit Hindi" style:font-size-complex="14pt" style:font-style-complex="normal" style:font-weight-complex="normal"/>
    </style:style>
    <style:style style:name="P51" style:family="paragraph" style:parent-style-name="Standard">
      <style:text-properties style:text-position="0% 100%" style:font-name="Liberation Serif" fo:font-size="14pt" fo:font-style="normal" style:text-underline-style="none" fo:font-weight="normal" officeooo:rsid="008454c0" officeooo:paragraph-rsid="008dbeda" style:font-name-asian="DejaVu Sans" style:font-size-asian="12.25pt" style:font-style-asian="normal" style:font-weight-asian="normal" style:font-name-complex="Lohit Hindi" style:font-size-complex="14pt" style:font-style-complex="normal" style:font-weight-complex="normal"/>
    </style:style>
    <style:style style:name="P52" style:family="paragraph" style:parent-style-name="Standard">
      <style:text-properties style:text-position="0% 100%" style:font-name="Liberation Serif" fo:font-size="14pt" fo:font-style="normal" style:text-underline-style="none" fo:font-weight="normal" officeooo:rsid="008454c0" officeooo:paragraph-rsid="008454c0" style:font-name-asian="DejaVu Sans" style:font-size-asian="12.25pt" style:font-style-asian="normal" style:font-weight-asian="normal" style:font-name-complex="Lohit Hindi" style:font-size-complex="14pt" style:font-style-complex="normal" style:font-weight-complex="normal"/>
    </style:style>
    <style:style style:name="P53" style:family="paragraph" style:parent-style-name="Standard">
      <style:text-properties style:text-position="0% 100%" style:font-name="Liberation Serif" fo:font-size="14pt" fo:font-style="normal" style:text-underline-style="none" fo:font-weight="normal" officeooo:rsid="0086cb1e" officeooo:paragraph-rsid="0086cb1e" style:font-name-asian="DejaVu Sans" style:font-size-asian="12.25pt" style:font-style-asian="normal" style:font-weight-asian="normal" style:font-name-complex="Lohit Hindi" style:font-size-complex="14pt" style:font-style-complex="normal" style:font-weight-complex="normal"/>
    </style:style>
    <style:style style:name="P54" style:family="paragraph" style:parent-style-name="Standard">
      <style:text-properties style:text-position="0% 100%" style:font-name="Liberation Serif" fo:font-size="14pt" fo:font-style="normal" style:text-underline-style="none" fo:font-weight="normal" officeooo:rsid="0086cb1e" officeooo:paragraph-rsid="008602d9" style:font-name-asian="DejaVu Sans" style:font-size-asian="12.25pt" style:font-style-asian="normal" style:font-weight-asian="normal" style:font-name-complex="Lohit Hindi" style:font-size-complex="14pt" style:font-style-complex="normal" style:font-weight-complex="normal"/>
    </style:style>
    <style:style style:name="P55" style:family="paragraph" style:parent-style-name="Standard">
      <style:text-properties style:text-position="0% 100%" style:font-name="Liberation Serif" fo:font-size="14pt" fo:font-style="normal" style:text-underline-style="none" fo:font-weight="normal" officeooo:rsid="0086cb1e" officeooo:paragraph-rsid="008b0212" style:font-name-asian="DejaVu Sans" style:font-size-asian="12.25pt" style:font-style-asian="normal" style:font-weight-asian="normal" style:font-name-complex="Lohit Hindi" style:font-size-complex="14pt" style:font-style-complex="normal" style:font-weight-complex="normal"/>
    </style:style>
    <style:style style:name="P56" style:family="paragraph" style:parent-style-name="Standard">
      <style:text-properties style:text-position="0% 100%" style:font-name="Liberation Serif" fo:font-size="14pt" fo:font-style="normal" style:text-underline-style="none" fo:font-weight="normal" officeooo:rsid="0086cb1e" officeooo:paragraph-rsid="0090e5eb" style:font-name-asian="DejaVu Sans" style:font-size-asian="12.25pt" style:font-style-asian="normal" style:font-weight-asian="normal" style:font-name-complex="Lohit Hindi" style:font-size-complex="14pt" style:font-style-complex="normal" style:font-weight-complex="normal"/>
    </style:style>
    <style:style style:name="P57" style:family="paragraph" style:parent-style-name="Standard">
      <style:text-properties style:text-position="0% 100%" style:font-name="Liberation Serif" fo:font-size="14pt" fo:font-style="normal" style:text-underline-style="none" fo:font-weight="normal" officeooo:rsid="00836697" officeooo:paragraph-rsid="008454c0" style:font-name-asian="DejaVu Sans" style:font-size-asian="12.25pt" style:font-style-asian="normal" style:font-weight-asian="normal" style:font-name-complex="Lohit Hindi" style:font-size-complex="14pt" style:font-style-complex="normal" style:font-weight-complex="normal"/>
    </style:style>
    <style:style style:name="P58" style:family="paragraph" style:parent-style-name="Standard">
      <style:text-properties style:text-position="0% 100%" style:font-name="Liberation Serif" fo:font-size="14pt" fo:font-style="normal" style:text-underline-style="none" fo:font-weight="normal" officeooo:rsid="00836697" officeooo:paragraph-rsid="008602d9" style:font-name-asian="DejaVu Sans" style:font-size-asian="12.25pt" style:font-style-asian="normal" style:font-weight-asian="normal" style:font-name-complex="Lohit Hindi" style:font-size-complex="14pt" style:font-style-complex="normal" style:font-weight-complex="normal"/>
    </style:style>
    <style:style style:name="P59" style:family="paragraph" style:parent-style-name="Standard">
      <style:text-properties style:text-position="0% 100%" style:font-name="Liberation Serif" fo:font-size="14pt" fo:font-style="normal" style:text-underline-style="none" fo:font-weight="normal" officeooo:rsid="00836697" officeooo:paragraph-rsid="008dbeda" style:font-name-asian="DejaVu Sans" style:font-size-asian="12.25pt" style:font-style-asian="normal" style:font-weight-asian="normal" style:font-name-complex="Lohit Hindi" style:font-size-complex="14pt" style:font-style-complex="normal" style:font-weight-complex="normal"/>
    </style:style>
    <style:style style:name="P60" style:family="paragraph" style:parent-style-name="Standard">
      <style:text-properties style:text-position="0% 100%" style:font-name="Liberation Serif" fo:font-size="14pt" fo:font-style="normal" style:text-underline-style="none" fo:font-weight="normal" officeooo:rsid="00836697" officeooo:paragraph-rsid="008f7589" style:font-name-asian="DejaVu Sans" style:font-size-asian="12.25pt" style:font-style-asian="normal" style:font-weight-asian="normal" style:font-name-complex="Lohit Hindi" style:font-size-complex="14pt" style:font-style-complex="normal" style:font-weight-complex="normal"/>
    </style:style>
    <style:style style:name="P61" style:family="paragraph" style:parent-style-name="Standard">
      <style:text-properties style:text-position="0% 100%" style:font-name="Liberation Serif" fo:font-size="14pt" fo:font-style="normal" style:text-underline-style="none" fo:font-weight="normal" officeooo:rsid="00836697" officeooo:paragraph-rsid="008b0212" style:font-name-asian="DejaVu Sans" style:font-size-asian="12.25pt" style:font-style-asian="normal" style:font-weight-asian="normal" style:font-name-complex="Lohit Hindi" style:font-size-complex="14pt" style:font-style-complex="normal" style:font-weight-complex="normal"/>
    </style:style>
    <style:style style:name="P62" style:family="paragraph" style:parent-style-name="Standard">
      <style:text-properties style:text-position="0% 100%" style:font-name="Liberation Serif" fo:font-size="14pt" fo:font-style="normal" style:text-underline-style="none" fo:font-weight="normal" officeooo:rsid="008602d9" officeooo:paragraph-rsid="008602d9" style:font-name-asian="DejaVu Sans" style:font-size-asian="12.25pt" style:font-style-asian="normal" style:font-weight-asian="normal" style:font-name-complex="Lohit Hindi" style:font-size-complex="14pt" style:font-style-complex="normal" style:font-weight-complex="normal"/>
    </style:style>
    <style:style style:name="P63" style:family="paragraph" style:parent-style-name="Standard">
      <style:text-properties style:text-position="0% 100%" style:font-name="Liberation Serif" fo:font-size="14pt" fo:font-style="normal" style:text-underline-style="none" fo:font-weight="normal" officeooo:rsid="008602d9" officeooo:paragraph-rsid="008b0212" style:font-name-asian="DejaVu Sans" style:font-size-asian="12.25pt" style:font-style-asian="normal" style:font-weight-asian="normal" style:font-name-complex="Lohit Hindi" style:font-size-complex="14pt" style:font-style-complex="normal" style:font-weight-complex="normal"/>
    </style:style>
    <style:style style:name="P64" style:family="paragraph" style:parent-style-name="Standard">
      <style:text-properties style:text-position="0% 100%" style:font-name="Liberation Serif" fo:font-size="14pt" fo:font-style="normal" style:text-underline-style="none" fo:font-weight="normal" officeooo:rsid="008892dd" officeooo:paragraph-rsid="008892dd" style:font-name-asian="DejaVu Sans" style:font-size-asian="12.25pt" style:font-style-asian="normal" style:font-weight-asian="normal" style:font-name-complex="Lohit Hindi" style:font-size-complex="14pt" style:font-style-complex="normal" style:font-weight-complex="normal"/>
    </style:style>
    <style:style style:name="P65" style:family="paragraph" style:parent-style-name="Standard">
      <style:text-properties style:text-position="0% 100%" style:font-name="Liberation Serif" fo:font-size="14pt" fo:font-style="normal" style:text-underline-style="none" fo:font-weight="normal" officeooo:rsid="008892dd" officeooo:paragraph-rsid="0090e5eb" style:font-name-asian="DejaVu Sans" style:font-size-asian="12.25pt" style:font-style-asian="normal" style:font-weight-asian="normal" style:font-name-complex="Lohit Hindi" style:font-size-complex="14pt" style:font-style-complex="normal" style:font-weight-complex="normal"/>
    </style:style>
    <style:style style:name="P66" style:family="paragraph" style:parent-style-name="Standard">
      <style:text-properties style:text-position="0% 100%" style:font-name="Liberation Serif" fo:font-size="14pt" fo:font-style="normal" style:text-underline-style="none" fo:font-weight="normal" officeooo:rsid="008892dd" officeooo:paragraph-rsid="009493c7" style:font-name-asian="DejaVu Sans" style:font-size-asian="12.25pt" style:font-style-asian="normal" style:font-weight-asian="normal" style:font-name-complex="Lohit Hindi" style:font-size-complex="14pt" style:font-style-complex="normal" style:font-weight-complex="normal"/>
    </style:style>
    <style:style style:name="P67" style:family="paragraph" style:parent-style-name="Standard">
      <style:text-properties style:text-position="0% 100%" style:font-name="Liberation Serif" fo:font-size="14pt" fo:font-style="normal" style:text-underline-style="none" fo:font-weight="normal" officeooo:rsid="008892dd" officeooo:paragraph-rsid="009be4c6" style:font-name-asian="DejaVu Sans" style:font-size-asian="12.25pt" style:font-style-asian="normal" style:font-weight-asian="normal" style:font-name-complex="Lohit Hindi" style:font-size-complex="14pt" style:font-style-complex="normal" style:font-weight-complex="normal"/>
    </style:style>
    <style:style style:name="P68" style:family="paragraph" style:parent-style-name="Standard">
      <style:text-properties style:text-position="0% 100%" style:font-name="Liberation Serif" fo:font-size="14pt" fo:font-style="normal" style:text-underline-style="none" fo:font-weight="normal" officeooo:rsid="0089892e" officeooo:paragraph-rsid="0089892e" style:font-name-asian="DejaVu Sans" style:font-size-asian="12.25pt" style:font-style-asian="normal" style:font-weight-asian="normal" style:font-name-complex="Lohit Hindi" style:font-size-complex="14pt" style:font-style-complex="normal" style:font-weight-complex="normal"/>
    </style:style>
    <style:style style:name="P69" style:family="paragraph" style:parent-style-name="Standard">
      <style:text-properties style:text-position="0% 100%" style:font-name="Liberation Serif" fo:font-size="14pt" fo:font-style="normal" style:text-underline-style="none" fo:font-weight="normal" officeooo:rsid="0089892e" officeooo:paragraph-rsid="0090e5eb" style:font-name-asian="DejaVu Sans" style:font-size-asian="12.25pt" style:font-style-asian="normal" style:font-weight-asian="normal" style:font-name-complex="Lohit Hindi" style:font-size-complex="14pt" style:font-style-complex="normal" style:font-weight-complex="normal"/>
    </style:style>
    <style:style style:name="P70" style:family="paragraph" style:parent-style-name="Standard">
      <style:text-properties style:text-position="0% 100%" style:font-name="Liberation Serif" fo:font-size="14pt" fo:font-style="normal" style:text-underline-style="none" fo:font-weight="normal" officeooo:rsid="008dbeda" officeooo:paragraph-rsid="008dbeda" style:font-name-asian="DejaVu Sans" style:font-size-asian="12.25pt" style:font-style-asian="normal" style:font-weight-asian="normal" style:font-name-complex="Lohit Hindi" style:font-size-complex="14pt" style:font-style-complex="normal" style:font-weight-complex="normal"/>
    </style:style>
    <style:style style:name="P71" style:family="paragraph" style:parent-style-name="Standard">
      <style:text-properties style:text-position="0% 100%" style:font-name="Liberation Serif" fo:font-size="14pt" fo:font-style="normal" style:text-underline-style="none" fo:font-weight="normal" officeooo:rsid="0090e5eb" officeooo:paragraph-rsid="0090e5eb" style:font-name-asian="DejaVu Sans" style:font-size-asian="12.25pt" style:font-style-asian="normal" style:font-weight-asian="normal" style:font-name-complex="Lohit Hindi" style:font-size-complex="14pt" style:font-style-complex="normal" style:font-weight-complex="normal"/>
    </style:style>
    <style:style style:name="P72" style:family="paragraph" style:parent-style-name="Standard">
      <style:text-properties style:text-position="0% 100%" style:font-name="Liberation Serif" fo:font-size="14pt" fo:font-style="normal" style:text-underline-style="none" fo:font-weight="normal" officeooo:rsid="00912769" officeooo:paragraph-rsid="00912769" style:font-name-asian="DejaVu Sans" style:font-size-asian="12.25pt" style:font-style-asian="normal" style:font-weight-asian="normal" style:font-name-complex="Lohit Hindi" style:font-size-complex="14pt" style:font-style-complex="normal" style:font-weight-complex="normal"/>
    </style:style>
    <style:style style:name="P73" style:family="paragraph" style:parent-style-name="Standard">
      <style:text-properties style:text-position="0% 100%" style:font-name="Liberation Serif" fo:font-size="14pt" fo:font-style="normal" style:text-underline-style="none" fo:font-weight="normal" officeooo:rsid="00912cea" officeooo:paragraph-rsid="00912cea" style:font-name-asian="DejaVu Sans" style:font-size-asian="12.25pt" style:font-style-asian="normal" style:font-weight-asian="normal" style:font-name-complex="Lohit Hindi" style:font-size-complex="14pt" style:font-style-complex="normal" style:font-weight-complex="normal"/>
    </style:style>
    <style:style style:name="P74" style:family="paragraph" style:parent-style-name="Standard">
      <style:text-properties style:text-position="0% 100%" style:font-name="Liberation Serif" fo:font-size="14pt" fo:font-style="normal" style:text-underline-style="none" fo:font-weight="normal" officeooo:rsid="009493c7" officeooo:paragraph-rsid="009493c7" style:font-name-asian="DejaVu Sans" style:font-size-asian="12.25pt" style:font-style-asian="normal" style:font-weight-asian="normal" style:font-name-complex="Lohit Hindi" style:font-size-complex="14pt" style:font-style-complex="normal" style:font-weight-complex="normal"/>
    </style:style>
    <style:style style:name="P75" style:family="paragraph" style:parent-style-name="Standard">
      <style:text-properties style:text-position="0% 100%" style:font-name="Liberation Serif" fo:font-size="14pt" fo:font-style="normal" style:text-underline-style="none" fo:font-weight="normal" officeooo:rsid="0096490e" officeooo:paragraph-rsid="00979fb3" style:font-name-asian="DejaVu Sans" style:font-size-asian="12.25pt" style:font-style-asian="normal" style:font-weight-asian="normal" style:font-name-complex="Lohit Hindi" style:font-size-complex="14pt" style:font-style-complex="normal" style:font-weight-complex="normal"/>
    </style:style>
    <style:style style:name="P76" style:family="paragraph" style:parent-style-name="Standard">
      <style:text-properties style:text-position="0% 100%" style:font-name="Liberation Serif" fo:font-size="14pt" fo:font-style="normal" style:text-underline-style="none" fo:font-weight="normal" officeooo:rsid="0096490e" officeooo:paragraph-rsid="0098f48c" style:font-name-asian="DejaVu Sans" style:font-size-asian="12.25pt" style:font-style-asian="normal" style:font-weight-asian="normal" style:font-name-complex="Lohit Hindi" style:font-size-complex="14pt" style:font-style-complex="normal" style:font-weight-complex="normal"/>
    </style:style>
    <style:style style:name="P77" style:family="paragraph" style:parent-style-name="Standard">
      <style:text-properties style:text-position="0% 100%" style:font-name="Liberation Serif" fo:font-size="14pt" fo:font-style="normal" style:text-underline-style="none" fo:font-weight="normal" officeooo:rsid="0098f48c" officeooo:paragraph-rsid="0098f48c" style:font-name-asian="DejaVu Sans" style:font-size-asian="12.25pt" style:font-style-asian="normal" style:font-weight-asian="normal" style:font-name-complex="Lohit Hindi" style:font-size-complex="14pt" style:font-style-complex="normal" style:font-weight-complex="normal"/>
    </style:style>
    <style:style style:name="P78" style:family="paragraph" style:parent-style-name="Standard">
      <style:text-properties style:text-position="0% 100%" style:font-name="Liberation Serif" fo:font-size="14pt" fo:font-style="normal" style:text-underline-style="none" fo:font-weight="normal" officeooo:rsid="00979fb3" officeooo:paragraph-rsid="0098f48c" style:font-name-asian="DejaVu Sans" style:font-size-asian="12.25pt" style:font-style-asian="normal" style:font-weight-asian="normal" style:font-name-complex="Lohit Hindi" style:font-size-complex="14pt" style:font-style-complex="normal" style:font-weight-complex="normal"/>
    </style:style>
    <style:style style:name="P79" style:family="paragraph" style:parent-style-name="Standard">
      <style:text-properties style:text-position="0% 100%" style:font-name="Liberation Serif" fo:font-size="14pt" fo:font-style="normal" style:text-underline-style="none" fo:font-weight="normal" officeooo:rsid="009be4c6" officeooo:paragraph-rsid="009be4c6" style:font-name-asian="DejaVu Sans" style:font-size-asian="12.25pt" style:font-style-asian="normal" style:font-weight-asian="normal" style:font-name-complex="Lohit Hindi" style:font-size-complex="14pt" style:font-style-complex="normal" style:font-weight-complex="normal"/>
    </style:style>
    <style:style style:name="P80" style:family="paragraph" style:parent-style-name="Standard">
      <style:text-properties style:text-position="0% 100%" style:font-name="Liberation Serif" fo:font-size="14pt" fo:font-style="normal" style:text-underline-style="none" fo:font-weight="normal" officeooo:rsid="009d7a3a" officeooo:paragraph-rsid="009d7a3a" style:font-name-asian="DejaVu Sans" style:font-size-asian="12.25pt" style:font-style-asian="normal" style:font-weight-asian="normal" style:font-name-complex="Lohit Hindi" style:font-size-complex="14pt" style:font-style-complex="normal" style:font-weight-complex="normal"/>
    </style:style>
    <style:style style:name="P81" style:family="paragraph" style:parent-style-name="Standard">
      <style:text-properties style:text-position="0% 100%" style:font-name="Liberation Serif" fo:font-size="14pt" fo:font-style="normal" fo:font-weight="bold" officeooo:rsid="008b0212" officeooo:paragraph-rsid="008b0212" style:font-name-asian="DejaVu Sans" style:font-size-asian="12.25pt" style:font-style-asian="normal" style:font-weight-asian="bold" style:font-name-complex="Lohit Hindi" style:font-size-complex="14pt" style:font-style-complex="normal" style:font-weight-complex="bold"/>
    </style:style>
    <style:style style:name="P82" style:family="paragraph" style:parent-style-name="Standard">
      <style:text-properties style:text-position="0% 100%" style:font-name="Liberation Serif" fo:font-size="14pt" fo:font-style="normal" fo:font-weight="bold" officeooo:rsid="0096490e" officeooo:paragraph-rsid="0096490e" style:font-name-asian="DejaVu Sans" style:font-size-asian="12.25pt" style:font-style-asian="normal" style:font-weight-asian="bold" style:font-name-complex="Lohit Hindi" style:font-size-complex="14pt" style:font-style-complex="normal" style:font-weight-complex="bold"/>
    </style:style>
    <style:style style:name="P83" style:family="paragraph" style:parent-style-name="Standard">
      <style:text-properties style:text-position="0% 100%" style:font-name="Liberation Serif" fo:font-size="14pt" fo:font-style="italic" style:text-underline-style="solid" style:text-underline-width="auto" style:text-underline-color="font-color" fo:font-weight="bold" officeooo:rsid="008f7589" officeooo:paragraph-rsid="008f7589" style:font-name-asian="DejaVu Sans" style:font-size-asian="12.25pt" style:font-style-asian="italic" style:font-weight-asian="bold" style:font-name-complex="Lohit Hindi" style:font-size-complex="14pt" style:font-style-complex="italic" style:font-weight-complex="bold"/>
    </style:style>
    <style:style style:name="P84" style:family="paragraph" style:parent-style-name="Table_20_Contents">
      <style:text-properties style:font-name="Liberation Serif" fo:font-size="14pt" style:font-name-asian="DejaVu Sans" style:font-size-asian="12.25pt" style:font-name-complex="Lohit Hindi" style:font-size-complex="14pt"/>
    </style:style>
    <style:style style:name="P85" style:family="paragraph" style:parent-style-name="Table_20_Contents">
      <style:text-properties style:font-name="Liberation Serif" fo:font-size="14pt" officeooo:rsid="0090e5eb" officeooo:paragraph-rsid="0090e5eb" style:font-name-asian="DejaVu Sans" style:font-size-asian="12.25pt" style:font-name-complex="Lohit Hindi" style:font-size-complex="14pt"/>
    </style:style>
    <style:style style:name="P86" style:family="paragraph" style:parent-style-name="Table_20_Contents">
      <style:text-properties style:font-name="Liberation Serif" fo:font-size="14pt" officeooo:rsid="00912769" officeooo:paragraph-rsid="00912769" style:font-name-asian="DejaVu Sans" style:font-size-asian="12.25pt" style:font-name-complex="Lohit Hindi" style:font-size-complex="14pt"/>
    </style:style>
    <style:style style:name="P87" style:family="paragraph" style:parent-style-name="Table_20_Contents">
      <style:text-properties style:font-name="Liberation Serif" fo:font-size="14pt" officeooo:rsid="00912cea" officeooo:paragraph-rsid="00912cea" style:font-name-asian="DejaVu Sans" style:font-size-asian="12.25pt" style:font-name-complex="Lohit Hindi" style:font-size-complex="14pt"/>
    </style:style>
    <style:style style:name="P88" style:family="paragraph" style:parent-style-name="Table_20_Contents">
      <style:text-properties style:font-name="Liberation Serif" fo:font-size="14pt" officeooo:rsid="00936c14" officeooo:paragraph-rsid="00936c14" style:font-name-asian="DejaVu Sans" style:font-size-asian="12.25pt" style:font-name-complex="Lohit Hindi" style:font-size-complex="14pt"/>
    </style:style>
    <style:style style:name="P89" style:family="paragraph" style:parent-style-name="Table_20_Contents">
      <style:text-properties style:font-name="Liberation Serif" fo:font-size="14pt" officeooo:rsid="009493c7" officeooo:paragraph-rsid="009493c7" style:font-name-asian="DejaVu Sans" style:font-size-asian="12.25pt" style:font-name-complex="Lohit Hindi" style:font-size-complex="14pt"/>
    </style:style>
    <style:style style:name="P90" style:family="paragraph" style:parent-style-name="Table_20_Contents">
      <style:text-properties style:font-name="Liberation Serif" fo:font-size="14pt" officeooo:rsid="0096490e" officeooo:paragraph-rsid="0096490e" style:font-name-asian="DejaVu Sans" style:font-size-asian="12.25pt" style:font-name-complex="Lohit Hindi" style:font-size-complex="14pt"/>
    </style:style>
    <style:style style:name="P91" style:family="paragraph" style:parent-style-name="Table_20_Contents">
      <style:text-properties style:font-name="Liberation Serif" fo:font-size="14pt" officeooo:rsid="00979fb3" officeooo:paragraph-rsid="00979fb3" style:font-name-asian="DejaVu Sans" style:font-size-asian="12.25pt" style:font-name-complex="Lohit Hindi" style:font-size-complex="14pt"/>
    </style:style>
    <style:style style:name="P92" style:family="paragraph" style:parent-style-name="Standard">
      <style:text-properties style:text-position="0% 100%" fo:font-size="14pt" fo:font-weight="normal" officeooo:rsid="009fa9a3" officeooo:paragraph-rsid="009fa9a3" style:font-size-asian="14pt" style:font-weight-asian="normal" style:font-size-complex="14pt" style:font-weight-complex="normal"/>
    </style:style>
    <style:style style:name="P93" style:family="paragraph" style:parent-style-name="Standard">
      <style:text-properties style:text-position="0% 100%" fo:font-size="14pt" fo:font-weight="normal" officeooo:rsid="00a122cc" officeooo:paragraph-rsid="00a122cc" style:font-size-asian="14pt" style:font-weight-asian="normal" style:font-size-complex="14pt" style:font-weight-complex="normal"/>
    </style:style>
    <style:style style:name="P94" style:family="paragraph" style:parent-style-name="Standard">
      <style:text-properties style:text-position="0% 100%" fo:font-size="14pt" fo:font-weight="normal" officeooo:rsid="00a2df28" officeooo:paragraph-rsid="00a122cc" style:font-size-asian="14pt" style:font-weight-asian="normal" style:font-size-complex="14pt" style:font-weight-complex="normal"/>
    </style:style>
    <style:style style:name="P95" style:family="paragraph" style:parent-style-name="Standard">
      <style:text-properties style:text-position="0% 100%" fo:font-size="14pt" fo:font-weight="normal" officeooo:rsid="00a2df28" officeooo:paragraph-rsid="00a2df28" style:font-size-asian="14pt" style:font-weight-asian="normal" style:font-size-complex="14pt" style:font-weight-complex="normal"/>
    </style:style>
    <style:style style:name="P96" style:family="paragraph" style:parent-style-name="Standard">
      <style:text-properties style:text-position="0% 100%" fo:font-size="14pt" fo:font-weight="normal" officeooo:rsid="00559c19" officeooo:paragraph-rsid="0081a60f" style:font-size-asian="14pt" style:font-weight-asian="normal" style:font-size-complex="14pt" style:font-weight-complex="normal"/>
    </style:style>
    <style:style style:name="P97" style:family="paragraph" style:parent-style-name="Standard">
      <style:text-properties style:text-position="0% 100%" fo:font-size="14pt" fo:font-weight="normal" officeooo:rsid="00a43750" officeooo:paragraph-rsid="00a43750" style:font-size-asian="14pt" style:font-weight-asian="normal" style:font-size-complex="14pt" style:font-weight-complex="normal"/>
    </style:style>
    <style:style style:name="P98" style:family="paragraph" style:parent-style-name="Standard">
      <style:text-properties style:text-position="0% 100%" fo:font-size="14pt" fo:font-weight="normal" officeooo:rsid="00a47161" officeooo:paragraph-rsid="00a47161" style:font-size-asian="14pt" style:font-weight-asian="normal" style:font-size-complex="14pt" style:font-weight-complex="normal"/>
    </style:style>
    <style:style style:name="P99" style:family="paragraph" style:parent-style-name="Standard">
      <style:paragraph-properties fo:text-align="center" style:justify-single-word="false"/>
      <style:text-properties fo:font-size="20pt" fo:font-weight="bold" officeooo:paragraph-rsid="00a4646e" style:font-size-asian="20pt" style:font-weight-asian="bold" style:font-size-complex="20pt" style:font-weight-complex="bold"/>
    </style:style>
    <style:style style:name="P100" style:family="paragraph" style:parent-style-name="Standard">
      <style:text-properties fo:font-size="14pt" officeooo:paragraph-rsid="00a4646e" style:font-size-asian="14pt" style:font-size-complex="14pt"/>
    </style:style>
    <style:style style:name="T1" style:family="text">
      <style:text-properties style:text-position="0% 100%"/>
    </style:style>
    <style:style style:name="T2" style:family="text">
      <style:text-properties style:text-position="0% 100%" fo:font-weight="normal" style:font-weight-asian="normal" style:font-weight-complex="normal"/>
    </style:style>
    <style:style style:name="T3" style:family="text">
      <style:text-properties style:text-position="0% 100%" fo:font-weight="normal" officeooo:rsid="00559c19" style:font-weight-asian="normal" style:font-weight-complex="normal"/>
    </style:style>
    <style:style style:name="T4" style:family="text">
      <style:text-properties style:text-position="0% 100%" fo:font-weight="normal" officeooo:rsid="0081a60f" style:font-weight-asian="normal" style:font-weight-complex="normal"/>
    </style:style>
    <style:style style:name="T5" style:family="text">
      <style:text-properties style:text-position="0% 100%" fo:font-weight="normal" officeooo:rsid="00a122cc" style:font-weight-asian="normal" style:font-weight-complex="normal"/>
    </style:style>
    <style:style style:name="T6" style:family="text">
      <style:text-properties style:text-position="0% 100%" fo:font-weight="normal" officeooo:rsid="00a2df28" style:font-weight-asian="normal" style:font-weight-complex="normal"/>
    </style:style>
    <style:style style:name="T7" style:family="text">
      <style:text-properties style:text-position="0% 100%" style:font-name="Liberation Serif" fo:font-style="normal" fo:font-weight="normal" style:font-name-asian="DejaVu Sans" style:font-size-asian="12.25pt" style:font-style-asian="normal" style:font-weight-asian="normal" style:font-name-complex="Lohit Hindi" style:font-style-complex="normal" style:font-weight-complex="normal"/>
    </style:style>
    <style:style style:name="T8" style:family="text">
      <style:text-properties style:text-position="0% 100%" style:font-name="Liberation Serif" fo:font-style="normal" fo:font-weight="normal" officeooo:rsid="0082447e" style:font-name-asian="DejaVu Sans" style:font-size-asian="12.25pt" style:font-style-asian="normal" style:font-weight-asian="normal" style:font-name-complex="Lohit Hindi" style:font-style-complex="normal" style:font-weight-complex="normal"/>
    </style:style>
    <style:style style:name="T9" style:family="text">
      <style:text-properties style:text-position="0% 100%" style:font-name="Liberation Serif" fo:font-style="normal" fo:font-weight="normal" officeooo:rsid="00836697" style:font-name-asian="DejaVu Sans" style:font-size-asian="12.25pt" style:font-style-asian="normal" style:font-weight-asian="normal" style:font-name-complex="Lohit Hindi" style:font-style-complex="normal" style:font-weight-complex="normal"/>
    </style:style>
    <style:style style:name="T10" style:family="text">
      <style:text-properties style:text-position="0% 100%" style:font-name="Liberation Serif" fo:font-style="normal" fo:font-weight="normal" officeooo:rsid="00840039" style:font-name-asian="DejaVu Sans" style:font-size-asian="12.25pt" style:font-style-asian="normal" style:font-weight-asian="normal" style:font-name-complex="Lohit Hindi" style:font-style-complex="normal" style:font-weight-complex="normal"/>
    </style:style>
    <style:style style:name="T11" style:family="text">
      <style:text-properties style:text-position="0% 100%" style:font-name="Liberation Serif" fo:font-style="normal" fo:font-weight="normal" officeooo:rsid="008dbeda" style:font-name-asian="DejaVu Sans" style:font-size-asian="12.25pt" style:font-style-asian="normal" style:font-weight-asian="normal" style:font-name-complex="Lohit Hindi" style:font-style-complex="normal" style:font-weight-complex="normal"/>
    </style:style>
    <style:style style:name="T12" style:family="text">
      <style:text-properties style:text-position="0% 100%" style:font-name="Liberation Serif" fo:font-style="normal" style:font-name-asian="DejaVu Sans" style:font-size-asian="12.25pt" style:font-style-asian="normal" style:font-name-complex="Lohit Hindi" style:font-style-complex="normal"/>
    </style:style>
    <style:style style:name="T13" style:family="text">
      <style:text-properties style:text-position="0% 100%" style:font-name="Liberation Serif" fo:font-style="normal" officeooo:rsid="00836697" style:font-name-asian="DejaVu Sans" style:font-size-asian="12.25pt" style:font-style-asian="normal" style:font-name-complex="Lohit Hindi" style:font-style-complex="normal"/>
    </style:style>
    <style:style style:name="T14" style:family="text">
      <style:text-properties style:text-position="0% 100%" style:font-name="Liberation Serif" fo:font-style="normal" officeooo:rsid="00840039" style:font-name-asian="DejaVu Sans" style:font-size-asian="12.25pt" style:font-style-asian="normal" style:font-name-complex="Lohit Hindi" style:font-style-complex="normal"/>
    </style:style>
    <style:style style:name="T15" style:family="text">
      <style:text-properties style:text-position="0% 100%" style:font-name="Liberation Serif" fo:font-style="normal" officeooo:rsid="008892dd" style:font-name-asian="DejaVu Sans" style:font-size-asian="12.25pt" style:font-style-asian="normal" style:font-name-complex="Lohit Hindi" style:font-style-complex="normal"/>
    </style:style>
    <style:style style:name="T16" style:family="text">
      <style:text-properties style:text-position="0% 100%" style:font-name="Liberation Serif" fo:font-style="normal" officeooo:rsid="008b0212" style:font-name-asian="DejaVu Sans" style:font-size-asian="12.25pt" style:font-style-asian="normal" style:font-name-complex="Lohit Hindi" style:font-style-complex="normal"/>
    </style:style>
    <style:style style:name="T17" style:family="text">
      <style:text-properties style:text-position="0% 100%" style:font-name="Liberation Serif" fo:font-style="normal" officeooo:rsid="008ca6a3" style:font-name-asian="DejaVu Sans" style:font-size-asian="12.25pt" style:font-style-asian="normal" style:font-name-complex="Lohit Hindi" style:font-style-complex="normal"/>
    </style:style>
    <style:style style:name="T18" style:family="text">
      <style:text-properties style:text-position="0% 100%" style:font-name="Liberation Serif" fo:font-style="normal" style:text-underline-style="none" style:font-name-asian="DejaVu Sans" style:font-size-asian="12.25pt" style:font-style-asian="normal" style:font-name-complex="Lohit Hindi" style:font-style-complex="normal"/>
    </style:style>
    <style:style style:name="T19" style:family="text">
      <style:text-properties style:text-position="0% 100%" style:font-name="Liberation Serif" fo:font-style="normal" style:text-underline-style="none" officeooo:rsid="00840039" style:font-name-asian="DejaVu Sans" style:font-size-asian="12.25pt" style:font-style-asian="normal" style:font-name-complex="Lohit Hindi" style:font-style-complex="normal"/>
    </style:style>
    <style:style style:name="T20" style:family="text">
      <style:text-properties style:text-position="0% 100%" style:font-name="Liberation Serif" fo:font-style="normal" style:text-underline-style="none" officeooo:rsid="00836697" style:font-name-asian="DejaVu Sans" style:font-size-asian="12.25pt" style:font-style-asian="normal" style:font-name-complex="Lohit Hindi" style:font-style-complex="normal"/>
    </style:style>
    <style:style style:name="T21" style:family="text">
      <style:text-properties style:text-position="0% 100%" style:font-name="Liberation Serif" fo:font-style="normal" style:text-underline-style="none" officeooo:rsid="008454c0" style:font-name-asian="DejaVu Sans" style:font-size-asian="12.25pt" style:font-style-asian="normal" style:font-name-complex="Lohit Hindi" style:font-style-complex="normal"/>
    </style:style>
    <style:style style:name="T22" style:family="text">
      <style:text-properties style:text-position="0% 100%" style:font-name="Liberation Serif" fo:font-style="normal" style:text-underline-style="none" officeooo:rsid="008602d9" style:font-name-asian="DejaVu Sans" style:font-size-asian="12.25pt" style:font-style-asian="normal" style:font-name-complex="Lohit Hindi" style:font-style-complex="normal"/>
    </style:style>
    <style:style style:name="T23" style:family="text">
      <style:text-properties style:text-position="0% 100%" style:font-name="Liberation Serif" fo:font-style="normal" style:text-underline-style="none" officeooo:rsid="008892dd" style:font-name-asian="DejaVu Sans" style:font-size-asian="12.25pt" style:font-style-asian="normal" style:font-name-complex="Lohit Hindi" style:font-style-complex="normal"/>
    </style:style>
    <style:style style:name="T24" style:family="text">
      <style:text-properties style:text-position="0% 100%" style:font-name="Liberation Serif" fo:font-style="normal" style:text-underline-style="none" officeooo:rsid="008dbeda" style:font-name-asian="DejaVu Sans" style:font-size-asian="12.25pt" style:font-style-asian="normal" style:font-name-complex="Lohit Hindi" style:font-style-complex="normal"/>
    </style:style>
    <style:style style:name="T25" style:family="text">
      <style:text-properties style:text-position="0% 100%" style:font-name="Liberation Serif" fo:font-style="normal" style:text-underline-style="none" officeooo:rsid="008f7589" style:font-name-asian="DejaVu Sans" style:font-size-asian="12.25pt" style:font-style-asian="normal" style:font-name-complex="Lohit Hindi" style:font-style-complex="normal"/>
    </style:style>
    <style:style style:name="T26" style:family="text">
      <style:text-properties style:text-position="0% 100%" style:font-name="Liberation Serif" fo:font-style="normal" style:text-underline-style="none" officeooo:rsid="0090e5eb" style:font-name-asian="DejaVu Sans" style:font-size-asian="12.25pt" style:font-style-asian="normal" style:font-name-complex="Lohit Hindi" style:font-style-complex="normal"/>
    </style:style>
    <style:style style:name="T27" style:family="text">
      <style:text-properties style:text-position="0% 100%" style:font-name="Liberation Serif" fo:font-style="normal" style:text-underline-style="none" fo:font-weight="normal" style:font-name-asian="DejaVu Sans" style:font-size-asian="12.25pt" style:font-style-asian="normal" style:font-weight-asian="normal" style:font-name-complex="Lohit Hindi" style:font-style-complex="normal" style:font-weight-complex="normal"/>
    </style:style>
    <style:style style:name="T28" style:family="text">
      <style:text-properties style:text-position="0% 100%" style:font-name="Liberation Serif" fo:font-style="normal" style:text-underline-style="none" fo:font-weight="normal" officeooo:rsid="00836697" style:font-name-asian="DejaVu Sans" style:font-size-asian="12.25pt" style:font-style-asian="normal" style:font-weight-asian="normal" style:font-name-complex="Lohit Hindi" style:font-style-complex="normal" style:font-weight-complex="normal"/>
    </style:style>
    <style:style style:name="T29" style:family="text">
      <style:text-properties style:text-position="0% 100%" style:font-name="Liberation Serif" fo:font-style="normal" style:text-underline-style="none" fo:font-weight="normal" officeooo:rsid="008602d9" style:font-name-asian="DejaVu Sans" style:font-size-asian="12.25pt" style:font-style-asian="normal" style:font-weight-asian="normal" style:font-name-complex="Lohit Hindi" style:font-style-complex="normal" style:font-weight-complex="normal"/>
    </style:style>
    <style:style style:name="T30" style:family="text">
      <style:text-properties style:text-position="0% 100%" style:font-name="Liberation Serif" fo:font-style="normal" style:text-underline-style="none" fo:font-weight="normal" officeooo:rsid="0086cb1e" style:font-name-asian="DejaVu Sans" style:font-size-asian="12.25pt" style:font-style-asian="normal" style:font-weight-asian="normal" style:font-name-complex="Lohit Hindi" style:font-style-complex="normal" style:font-weight-complex="normal"/>
    </style:style>
    <style:style style:name="T31" style:family="text">
      <style:text-properties style:text-position="0% 100%" style:font-name="Liberation Serif" fo:font-style="normal" style:text-underline-style="none" fo:font-weight="normal" officeooo:rsid="008892dd" style:font-name-asian="DejaVu Sans" style:font-size-asian="12.25pt" style:font-style-asian="normal" style:font-weight-asian="normal" style:font-name-complex="Lohit Hindi" style:font-style-complex="normal" style:font-weight-complex="normal"/>
    </style:style>
    <style:style style:name="T32" style:family="text">
      <style:text-properties style:text-position="0% 100%" style:font-name="Liberation Serif" fo:font-style="normal" style:text-underline-style="none" fo:font-weight="normal" officeooo:rsid="008dbeda" style:font-name-asian="DejaVu Sans" style:font-size-asian="12.25pt" style:font-style-asian="normal" style:font-weight-asian="normal" style:font-name-complex="Lohit Hindi" style:font-style-complex="normal" style:font-weight-complex="normal"/>
    </style:style>
    <style:style style:name="T33" style:family="text">
      <style:text-properties style:text-position="0% 100%" style:font-name="Liberation Serif" fo:font-style="normal" style:text-underline-style="none" fo:font-weight="normal" officeooo:rsid="008f7589" style:font-name-asian="DejaVu Sans" style:font-size-asian="12.25pt" style:font-style-asian="normal" style:font-weight-asian="normal" style:font-name-complex="Lohit Hindi" style:font-style-complex="normal" style:font-weight-complex="normal"/>
    </style:style>
    <style:style style:name="T34" style:family="text">
      <style:text-properties style:text-position="0% 100%" style:font-name="Liberation Serif" fo:font-style="normal" fo:font-weight="bold" style:font-name-asian="DejaVu Sans" style:font-size-asian="12.25pt" style:font-style-asian="normal" style:font-weight-asian="bold" style:font-name-complex="Lohit Hindi" style:font-style-complex="normal" style:font-weight-complex="bold"/>
    </style:style>
    <style:style style:name="T35" style:family="text">
      <style:text-properties style:text-position="0% 100%" style:font-name="Liberation Serif" fo:font-style="italic" style:text-underline-style="none" fo:font-weight="normal" officeooo:rsid="008602d9" style:font-name-asian="DejaVu Sans" style:font-size-asian="12.25pt" style:font-style-asian="italic" style:font-weight-asian="normal" style:font-name-complex="Lohit Hindi" style:font-style-complex="italic" style:font-weight-complex="normal"/>
    </style:style>
    <style:style style:name="T36" style:family="text">
      <style:text-properties style:text-position="0% 100%" style:font-name="Liberation Serif" style:font-name-asian="DejaVu Sans" style:font-size-asian="12.25pt" style:font-name-complex="Lohit Hindi"/>
    </style:style>
    <style:style style:name="T37" style:family="text">
      <style:text-properties style:text-position="0% 100%" style:font-name="Liberation Serif" officeooo:rsid="008dbeda" style:font-name-asian="DejaVu Sans" style:font-size-asian="12.25pt" style:font-name-complex="Lohit Hindi"/>
    </style:style>
    <style:style style:name="T38" style:family="text">
      <style:text-properties style:text-position="0% 100%" style:font-name="Liberation Serif" style:text-underline-style="none" style:font-name-asian="DejaVu Sans" style:font-size-asian="12.25pt" style:font-name-complex="Lohit Hindi"/>
    </style:style>
    <style:style style:name="T39" style:family="text">
      <style:text-properties style:text-position="0% 100%" fo:font-weight="bold" style:font-weight-asian="bold" style:font-weight-complex="bold"/>
    </style:style>
    <style:style style:name="T40" style:family="text">
      <style:text-properties officeooo:rsid="007dfd14"/>
    </style:style>
    <style:style style:name="T41" style:family="text">
      <style:text-properties style:text-position="super 58%"/>
    </style:style>
    <style:style style:name="T42" style:family="text">
      <style:text-properties style:text-position="super 58%" style:font-name="Liberation Serif" fo:font-style="normal" fo:font-weight="normal" style:font-name-asian="DejaVu Sans" style:font-size-asian="12.25pt" style:font-style-asian="normal" style:font-weight-asian="normal" style:font-name-complex="Lohit Hindi" style:font-style-complex="normal" style:font-weight-complex="normal"/>
    </style:style>
    <style:style style:name="T43" style:family="text">
      <style:text-properties style:text-position="super 58%" style:font-name="Liberation Serif" fo:font-style="normal" fo:font-weight="normal" officeooo:rsid="00836697" style:font-name-asian="DejaVu Sans" style:font-size-asian="12.25pt" style:font-style-asian="normal" style:font-weight-asian="normal" style:font-name-complex="Lohit Hindi" style:font-style-complex="normal" style:font-weight-complex="normal"/>
    </style:style>
    <style:style style:name="T44" style:family="text">
      <style:text-properties style:text-position="super 58%" style:font-name="Liberation Serif" fo:font-style="normal" officeooo:rsid="00836697" style:font-name-asian="DejaVu Sans" style:font-size-asian="12.25pt" style:font-style-asian="normal" style:font-name-complex="Lohit Hindi" style:font-style-complex="normal"/>
    </style:style>
    <style:style style:name="T45" style:family="text">
      <style:text-properties style:text-position="super 58%" style:font-name="Liberation Serif" fo:font-style="normal" style:text-underline-style="none" officeooo:rsid="00836697" style:font-name-asian="DejaVu Sans" style:font-size-asian="12.25pt" style:font-style-asian="normal" style:font-name-complex="Lohit Hindi" style:font-style-complex="normal"/>
    </style:style>
    <style:style style:name="T46" style:family="text">
      <style:text-properties style:text-position="super 58%" officeooo:rsid="00912cea"/>
    </style:style>
    <style:style style:name="T47" style:family="text">
      <style:text-properties style:text-position="super 58%" officeooo:rsid="00836697"/>
    </style:style>
    <style:style style:name="T48" style:family="text">
      <style:text-properties fo:font-weight="bold" style:font-weight-asian="bold" style:font-weight-complex="bold"/>
    </style:style>
    <style:style style:name="T49" style:family="text">
      <style:text-properties fo:font-weight="bold" officeooo:rsid="0082447e" style:font-weight-asian="bold" style:font-weight-complex="bold"/>
    </style:style>
    <style:style style:name="T50" style:family="text">
      <style:text-properties fo:font-weight="bold" officeooo:rsid="008892dd" style:font-weight-asian="bold" style:font-weight-complex="bold"/>
    </style:style>
    <style:style style:name="T51" style:family="text">
      <style:text-properties fo:font-weight="bold" officeooo:rsid="0089892e" style:font-weight-asian="bold" style:font-weight-complex="bold"/>
    </style:style>
    <style:style style:name="T52" style:family="text">
      <style:text-properties fo:font-weight="bold" officeooo:rsid="00936c14" style:font-weight-asian="bold" style:font-weight-complex="bold"/>
    </style:style>
    <style:style style:name="T53" style:family="text">
      <style:text-properties fo:font-weight="bold" officeooo:rsid="009493c7" style:font-weight-asian="bold" style:font-weight-complex="bold"/>
    </style:style>
    <style:style style:name="T54" style:family="text">
      <style:text-properties fo:font-weight="bold" officeooo:rsid="009be4c6" style:font-weight-asian="bold" style:font-weight-complex="bold"/>
    </style:style>
    <style:style style:name="T55" style:family="text">
      <style:text-properties officeooo:rsid="0089892e"/>
    </style:style>
    <style:style style:name="T56" style:family="text">
      <style:text-properties officeooo:rsid="008b0212"/>
    </style:style>
    <style:style style:name="T57" style:family="text">
      <style:text-properties style:text-underline-style="none"/>
    </style:style>
    <style:style style:name="T58" style:family="text">
      <style:text-properties officeooo:rsid="008ca6a3"/>
    </style:style>
    <style:style style:name="T59" style:family="text">
      <style:text-properties fo:font-style="italic" style:text-underline-style="solid" style:text-underline-width="auto" style:text-underline-color="font-color" fo:font-weight="bold" officeooo:rsid="008ca6a3" style:font-style-asian="italic" style:font-weight-asian="bold" style:font-style-complex="italic" style:font-weight-complex="bold"/>
    </style:style>
    <style:style style:name="T60" style:family="text">
      <style:text-properties fo:font-style="italic" style:text-underline-style="none" fo:font-weight="bold" officeooo:rsid="008ca6a3" style:font-style-asian="italic" style:font-weight-asian="bold" style:font-style-complex="italic" style:font-weight-complex="bold"/>
    </style:style>
    <style:style style:name="T61" style:family="text">
      <style:text-properties officeooo:rsid="008f7589"/>
    </style:style>
    <style:style style:name="T62" style:family="text">
      <style:text-properties officeooo:rsid="00912769"/>
    </style:style>
    <style:style style:name="T63" style:family="text">
      <style:text-properties officeooo:rsid="00912cea"/>
    </style:style>
    <style:style style:name="T64" style:family="text">
      <style:text-properties officeooo:rsid="0096490e"/>
    </style:style>
    <style:style style:name="T65" style:family="text">
      <style:text-properties officeooo:rsid="008892dd"/>
    </style:style>
    <style:style style:name="T66" style:family="text">
      <style:text-properties officeooo:rsid="00836697"/>
    </style:style>
    <style:style style:name="T67" style:family="text">
      <style:text-properties officeooo:rsid="00979fb3"/>
    </style:style>
    <style:style style:name="T68" style:family="text">
      <style:text-properties officeooo:rsid="009a1ce5"/>
    </style:style>
    <style:style style:name="T69" style:family="text">
      <style:text-properties style:text-position="sub 58%"/>
    </style:style>
    <style:style style:name="T70" style:family="text">
      <style:text-properties officeooo:rsid="009d7a3a"/>
    </style:style>
    <style:style style:name="T71" style:family="text">
      <style:text-properties officeooo:rsid="009fa9a3"/>
    </style:style>
    <style:style style:name="T72" style:family="text">
      <style:text-properties officeooo:rsid="00a122cc"/>
    </style:style>
    <style:style style:name="T73" style:family="text">
      <style:text-properties officeooo:rsid="00a464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 <text:span text:style-name="T40">V.2c. </text:span></text:p>
      <text:p text:style-name="P3">Matrix multiplication.</text:p>
      <text:p text:style-name="P1">Richard Parker <text:span text:style-name="T71">26.6</text:span>.201<text:span text:style-name="T71">7</text:span></text:p>
      <text:p text:style-name="P13"/>
      <text:p text:style-name="P31">Section 1 – Introduction</text:p>
      <text:p text:style-name="P4"/>
      <text:p text:style-name="P11"><text:span text:style-name="T3">T</text:span><text:span text:style-name="T2">his is a discussion document to consider what further work should be done for V2c in the area of matrix multiplication. <text:s/>Although the fundamental algorithms are mainly all there, there are various strategic questions as the number of dimensions in all three directions vary bay over 6 orders of magnitude. <text:s/>There are now several layers to consider, and one key question is . . . in which layer are the strategic questions addressed?</text:span></text:p>
      <text:p text:style-name="P92"/>
      <text:p text:style-name="P92">Even with DSMad, there is the possibility of grease and/or cache-friendlyness to consider.</text:p>
      <text:p text:style-name="P92">At the smallest scale, even if there is an HPMI available, it may be faster to just do it by steam.</text:p>
      <text:p text:style-name="P92">There is a choice between starting the thread farm and just doing it.</text:p>
      <text:p text:style-name="P92">At the largest scale, it may be necessary to chop on disk.</text:p>
      <text:p text:style-name="P92"/>
      <text:p text:style-name="P11"><text:span text:style-name="T39">SLAB.</text:span><text:span text:style-name="T2"> <text:s/>Slab is used in GAP, in the multi-core mmul and probably in other places as well. <text:s/>It seems clear that the choice as to whether to use the HPMI or not belongs in slab, and it is surely here that the best way of doing it when there is no HPMI (or where the linear forms are not present) belongs.</text:span><text:span text:style-name="T5"> <text:s/>Grease and cache-friendlyness must be investigated.</text:span></text:p>
      <text:p text:style-name="P92"/>
      <text:p text:style-name="P11"><text:span text:style-name="T39">MMUL.</text:span><text:span text:style-name="T2"> It seems to me that mmul is complicated enough, and should contend itself with sensible memory chopping. <text:s/>This is a whole subject in itself, but I feel that mmul should only be called when a thread-farm approach to matrix multiplication in memory is appropriate.</text:span></text:p>
      <text:p text:style-name="P93">This depends on the performance properties of SLAB, so it is important to get this stable first.</text:p>
      <text:p text:style-name="P92"/>
      <text:p text:style-name="P21"><text:span text:style-name="T1">FMUL</text:span><text:span text:style-name="T2">. <text:s/>This is aimed at doing a good job across the full range of scales in all three directions, and it is here that the main strategy should be chosen. <text:s/>This depends, at least in principle, on the field, the three dimensions and the memory available. <text:s/>It should either call slab</text:span><text:span text:style-name="T5">, call mmul, or chop on disk before calling mmul. <text:s/>This depends in turn on the performance properties of these three methods, so must be done last.</text:span></text:p>
      <text:p text:style-name="P92"/>
      <text:p text:style-name="P32">Section <text:span text:style-name="T72">2</text:span> – <text:span text:style-name="T72">SLAB changes for multiply.</text:span></text:p>
      <text:p text:style-name="P12"/>
      <text:p text:style-name="P97">After some experimentation with a "perfslab" program written for the purpose, I have concluded that . . .</text:p>
      <text:p text:style-name="P97">1. <text:s/>The use of DSMad is entirely bound by the computation - probably almost entirely the table look-up, mainly for the addition, and there appears to be no performance reason for considering <text:soft-page-break/>cache-friendlyness when DSMad is being used.</text:p>
      <text:p text:style-name="P97">2. <text:s/>That DAdd is not significantly faster than DSMad, so that if grease is to be used, projective grease is indicated.</text:p>
      <text:p text:style-name="P97">3. <text:s/>That grease should be implemented for primes, allowing the ordinary "Karatsuba" to run on the prime-squares, and encouraging the general implementation of prime cubes in linear forms.</text:p>
      <text:p text:style-name="P97">4. <text:s/>That projective grease level 2 is by far the most important case, gaining almost a factor of two for a fair range of primes (e.g. 5-71). <text:s/>Projective grease level 3 can gain at most 50% over grease level 2 (i.e. under 2 DB) and in any case will probably ultimately be overtaken by HPMI implementation. <text:s/>Projective grease level 4 is even more marginal, and level 5 and higher probably entirely useless.</text:p>
      <text:p text:style-name="P97"/>
      <text:p text:style-name="P97">In other words, projective grease level 2 should be implemented in the "primes" section of slab.</text:p>
      <text:p text:style-name="P97"/>
      <text:p text:style-name="P97">The next question is . . . when to use HPMI, when to use grease level 2 and when to be totally naive?<text:span text:style-name="T73"> <text:s/>This question is probably best left to experimentation, and probably after grease level 2 is properly implemented.</text:span></text:p>
      <text:p text:style-name="P97"/>
      <text:p text:style-name="P99">Section <text:span text:style-name="T73">3</text:span> – <text:span text:style-name="T73">MMUL changes.</text:span></text:p>
      <text:p text:style-name="P100"/>
      <text:p text:style-name="P98">This seems to need a lot of thought.</text:p>
      <text:p text:style-name="P95"/>
      <text:p text:style-name="P93"/>
      <text:p text:style-name="P93">=================================================================</text:p>
      <text:p text:style-name="P92"/>
      <text:p text:style-name="P92"/>
      <text:p text:style-name="P92"/>
      <text:p text:style-name="P96"/>
      <text:p text:style-name="P5"><text:span text:style-name="T3">V</text:span><text:span text:style-name="T2">ersion 1 </text:span><text:span text:style-name="T4">matrix multiplication was aimed primarily at square-ish matrices. <text:s/>This is a discussion document attempting to consider how best to multiply matrices when they are far from square.</text:span></text:p>
      <text:p text:style-name="P38"/>
      <text:p text:style-name="P38">We consider, therefore, multiplication of A (U x V) by B (V x W) to give C (U x W) when U, V and W vary widely. <text:s/>The total amount of “work” is given by U.V.W, and the total amount of space by U.V + U.W + V.W, so the importance of data movement increases as the matrices become less balanced <text:span text:style-name="T55">in shape.</text:span></text:p>
      <text:p text:style-name="P38"/>
      <text:p text:style-name="P39">The HPMI “slab” routine is basically tuned to work with 50,000-ish square matrices, so the first consideration that arises is where all of U,V,W are at least this big. <text:s/>If one (or even two) of the dimensions is considerably smaller than this, we must go on to consider how much damage (to performance) results. <text:s/>Ultimately, for very small dimensions, it may be inappropriate to use the HPMI at all, and the boundaries of its usefulness must be determined.</text:p>
      <text:p text:style-name="P39"/>
      <text:p text:style-name="P49">We start by considering the square case.</text:p>
      <text:p text:style-name="P39"><text:soft-page-break/></text:p>
      <text:p text:style-name="P82">Q1S.<text:span text:style-name="T65"> <text:s/>U = </text:span>1,00<text:span text:style-name="T65">0,000, <text:s/>V = 1,</text:span>0<text:span text:style-name="T65">00,000, <text:s/>W = 1,</text:span>0<text:span text:style-name="T65">00,000. <text:s/>Work 1</text:span>000<text:span text:style-name="T65">.10</text:span><text:span text:style-name="T47">15</text:span><text:span text:style-name="T66">.</text:span></text:p>
      <text:p text:style-name="P39"/>
      <text:p text:style-name="P49">Strategy I is used, reading matrix B into memory. <text:s/>We then read through matrix A a chunk at a time, multiply by matrix B and write out the chunk of C. <text:s/>There is a flow-control link between the reading of A and the writing of C to control the memory footprint.</text:p>
      <text:p text:style-name="P49"/>
      <text:p text:style-name="P49"/>
      <text:p text:style-name="P33"><text:span text:style-name="T48">Section </text:span><text:span text:style-name="T49">2</text:span><text:span text:style-name="T48"> – </text:span><text:span text:style-name="T49">Reasonably non-square.</text:span></text:p>
      <text:p text:style-name="P39"/>
      <text:p text:style-name="P6"><text:span text:style-name="T8">I </text:span><text:span text:style-name="T7">will assume that the space S = U.V + U.W + V.W is held </text:span><text:span text:style-name="T9">roughly </text:span><text:span text:style-name="T7">constant at 3 x 10</text:span><text:span text:style-name="T42">12</text:span><text:span text:style-name="T7"> as it is for a 1,000,000 x 1,000,000 x 1,000,000 square multiplication, and first consider dimensions where the smallest is 50,000 and the others adjusted to suit. <text:s/></text:span><text:span text:style-name="T9">The work will be reduced from the maximum value of 10</text:span><text:span text:style-name="T43">18</text:span><text:span text:style-name="T9"> (which should take about 10 hours) and I will write Work = n.10</text:span><text:span text:style-name="T43">15</text:span><text:span text:style-name="T9"> where the expected run-time is around n minutes. <text:s/>A 50,000 x 50,000 slab multiply is assumed to take about 5 minutes. <text:s/>We have room for a few hundred slabs in memory.</text:span></text:p>
      <text:p text:style-name="P40"/>
      <text:p text:style-name="P17"><text:span text:style-name="T15">Q2A. <text:s text:c="2"/></text:span><text:span text:style-name="T12">U = 50,000, <text:s/>V = </text:span><text:span text:style-name="T13">1</text:span><text:span text:style-name="T12">,</text:span><text:span text:style-name="T13">5</text:span><text:span text:style-name="T12">00,000, <text:s/>W = 1,</text:span><text:span text:style-name="T13">5</text:span><text:span text:style-name="T12">00,000. <text:s/></text:span><text:span text:style-name="T13">Work 112.10</text:span><text:span text:style-name="T44">15</text:span><text:span text:style-name="T13">.</text:span></text:p>
      <text:p text:style-name="P40"/>
      <text:p text:style-name="P7"><text:span text:style-name="T7">Strategy II suggests itself, holding matrices A and C in memory chopped into 30 slabs. <text:s/>We can then read each 50,000 x 1,500,000 slice of B, chop into 30 pieces, multiply each by the same block of A and add the result into C. <text:s/>This is a fairly common sort of situation when doing a split. <text:s/>However, </text:span><text:span text:style-name="T10">two</text:span><text:span text:style-name="T7"> issues already arise.</text:span></text:p>
      <text:p text:style-name="P7"><text:span text:style-name="T7">1. <text:s/>Firstly it makes sense to do the conversion of the block of A into Afmt once (rather than 30 times), though this is perhaps not criti</text:span><text:span text:style-name="T10">c</text:span><text:span text:style-name="T7">al.</text:span></text:p>
      <text:p text:style-name="P7"><text:span text:style-name="T7">2. <text:s/>We would prefer to read in several rows of B (there is plenty of memory) so that multiply-and-add is not appropriate. <text:s/>We need to use a simple add in the dependency chain, </text:span><text:span text:style-name="T10">as otherwise we will be limited to using 30 cores, and it is preferable to have a dependency chain over a hundred wide.</text:span></text:p>
      <text:p text:style-name="P41"/>
      <text:p text:style-name="P18"><text:span text:style-name="T15">Q1A. <text:s text:c="2"/></text:span><text:span text:style-name="T12">U = </text:span><text:span text:style-name="T14">1,50</text:span><text:span text:style-name="T12">0,000, <text:s/>V = </text:span><text:span text:style-name="T13">5</text:span><text:span text:style-name="T12">0,000, <text:s/>W = 1,</text:span><text:span text:style-name="T13">5</text:span><text:span text:style-name="T12">00,000. <text:s/></text:span><text:span text:style-name="T13">Work 112.10</text:span><text:span text:style-name="T44">15</text:span><text:span text:style-name="T13">.</text:span></text:p>
      <text:p text:style-name="P41"/>
      <text:p text:style-name="P44">Strategy I suggests itself, holding matrix B as a row of 30 slabs. <text:s/>We read in a few rows of A, perform the multiplication, and produce the rows of matrix C. <text:s/>The program of version 1 can perform this operation quite happily, and no further consideration seems necessary. </text:p>
      <text:p text:style-name="P44"/>
      <text:p text:style-name="P18"><text:span text:style-name="T15">Q1B. <text:s text:c="2"/></text:span><text:span text:style-name="T12">U = </text:span><text:span text:style-name="T14">1,50</text:span><text:span text:style-name="T12">0,000, <text:s/>V = </text:span><text:span text:style-name="T14">1,50</text:span><text:span text:style-name="T12">0,000, <text:s/>W = </text:span><text:span text:style-name="T13">5</text:span><text:span text:style-name="T12">0,000. <text:s/></text:span><text:span text:style-name="T13">Work 112.10</text:span><text:span text:style-name="T44">15</text:span><text:span text:style-name="T13">.</text:span></text:p>
      <text:p text:style-name="P41"/>
      <text:p text:style-name="P8"><text:span text:style-name="T7">Again strategy I suggests itself, holding matrix B as a column of 30 slabs. <text:s/>We read in a few rows of A, perform the multiplication, and produce the (short) rows of matrix C. <text:s/>Here we are only working on a few slabs of C at a time, and it is </text:span><text:span text:style-name="T34">essential that several multiplications proceed simultaneously</text:span><text:span text:style-name="T7"> aimed at the same slab of C. <text:s/>In other words we must do multiplications, and add the results together at the end.</text:span></text:p>
      <text:p text:style-name="P44"><text:soft-page-break/></text:p>
      <text:p text:style-name="P23"><text:span text:style-name="T12">Conclusion 1</text:span><text:span text:style-name="T18">. <text:s/>Multiply-and-add is only suitable when matrix C is not too small. <text:s/>Otherwise we need to increase the concurrency, and must simultaneously multiply slabs for the same slab of C, and add the results together at the end.</text:span></text:p>
      <text:p text:style-name="P52"/>
      <text:p text:style-name="P53">We now consider some slightly more extreme shapes. <text:s/>Notice that here the work is only 200 slab multiplications, so concurrency becomes a major issue.</text:p>
      <text:p text:style-name="P53"/>
      <text:p text:style-name="P26"><text:span text:style-name="T23">Q3. <text:s text:c="2"/></text:span><text:span text:style-name="T18">U = </text:span><text:span text:style-name="T19">5</text:span><text:span text:style-name="T18">0,000, <text:s/>V = </text:span><text:span text:style-name="T19">5</text:span><text:span text:style-name="T18">0,000, <text:s/>W = </text:span><text:span text:style-name="T22">1</text:span><text:span text:style-name="T21">0,000</text:span><text:span text:style-name="T18">,000. <text:s/></text:span><text:span text:style-name="T20">Work </text:span><text:span text:style-name="T22">2</text:span><text:span text:style-name="T21">5</text:span><text:span text:style-name="T20">.10</text:span><text:span text:style-name="T45">15</text:span><text:span text:style-name="T20">.</text:span></text:p>
      <text:p text:style-name="P57"/>
      <text:p text:style-name="P23"><text:span text:style-name="T28">H</text:span><text:span text:style-name="T27">ere matrix A is tiny (a single slab) but matrix B </text:span><text:span text:style-name="T29">and C are both 2</text:span><text:span text:style-name="T27">00 slabs. <text:s/></text:span><text:span text:style-name="T29">The numbers are chosen so that we may hold </text:span><text:span text:style-name="T35">all</text:span><text:span text:style-name="T29"> the matrices in memory, as none of the matrices has more than 50,000 rows, making it inappropriate to read (or write) only some of the rows. <text:s/>The job consists of multiplying 200 slabs by the same matrix A and writing the 200 results out. <text:s/>This is a degenerate form of strategy I and of strategy II </text:span><text:span text:style-name="T31">and I will call it strategy III</text:span><text:span text:style-name="T29">. <text:s/>Again it seems a little silly to convert matrix A into Afmt 200 times, but the time wasted is not that great.</text:span></text:p>
      <text:p text:style-name="P50"/>
      <text:p text:style-name="P27"><text:span text:style-name="T23">Q2B. <text:s text:c="2"/></text:span><text:span text:style-name="T18">U = </text:span><text:span text:style-name="T19">5</text:span><text:span text:style-name="T18">0,000, <text:s/>V = </text:span><text:span text:style-name="T22">10,00</text:span><text:span text:style-name="T18">0,000, <text:s/>W = </text:span><text:span text:style-name="T22">5</text:span><text:span text:style-name="T21">0</text:span><text:span text:style-name="T18">,000. <text:s/></text:span><text:span text:style-name="T20">Work </text:span><text:span text:style-name="T22">2</text:span><text:span text:style-name="T21">5</text:span><text:span text:style-name="T20">.10</text:span><text:span text:style-name="T45">15</text:span><text:span text:style-name="T20">.</text:span></text:p>
      <text:p text:style-name="P58"/>
      <text:p text:style-name="P24"><text:span text:style-name="T28">H</text:span><text:span text:style-name="T29">ere it is matrix C that is a single slab. <text:s/>Again we operate with all three matrices in memory, though in this case we could deal with matrix B one section at a time. <text:s/>In other words, strategy II is entirely appropriate, provided we do multiplies, and add the results at the end as in conclusion 1. <text:s/></text:span><text:span text:style-name="T30">In this case we have 200 slabs to add together, and we might find it inappropriate to do this as a serial operation.</text:span></text:p>
      <text:p text:style-name="P62"/>
      <text:p text:style-name="P27"><text:span text:style-name="T23">Q1C. <text:s text:c="2"/></text:span><text:span text:style-name="T18">U = </text:span><text:span text:style-name="T22">10,000</text:span><text:span text:style-name="T18">,000, <text:s/>V = </text:span><text:span text:style-name="T22">5</text:span><text:span text:style-name="T18">0,000, <text:s/>W = </text:span><text:span text:style-name="T22">50</text:span><text:span text:style-name="T18">,000. <text:s/></text:span><text:span text:style-name="T20">Work </text:span><text:span text:style-name="T22">2</text:span><text:span text:style-name="T21">5</text:span><text:span text:style-name="T20">.10</text:span><text:span text:style-name="T45">15</text:span><text:span text:style-name="T20">.</text:span></text:p>
      <text:p text:style-name="P58"/>
      <text:p text:style-name="P24"><text:span text:style-name="T29">Now it is matrix B that is a single slab. <text:s/></text:span><text:span text:style-name="T30">Matrix A consists of 200 slabs in a column, as does matrix C. <text:s/>Each slab of the output is obtained my multiplying the input slab by the single-slab B and writing out the result. <text:s/>Strategy I is entirely appropriate.</text:span></text:p>
      <text:p text:style-name="P54"/>
      <text:p text:style-name="P34"><text:span text:style-name="T48">Section </text:span><text:span text:style-name="T52">3</text:span><text:span text:style-name="T48"> – </text:span><text:span text:style-name="T50">D</text:span><text:span text:style-name="T51">own to 2,000 dimensions.</text:span></text:p>
      <text:p text:style-name="P64"/>
      <text:p text:style-name="P68">Next I consider the situation where the smallest dimension is 2,000 rather than 50,000. <text:s/>Here the HPMI is still appropriate (it is ultimately really tuned for blocks of around 1,000 or so). <text:s/>In general, the themes that arose in the previous section are still appropriate, but now the time for format conversion threatens to become of serious importance, and we must make sure we do not needlessly repeat any conversions when they will only be used for 2,000 dimensions. <text:s/><text:span text:style-name="T56">Also the time to read the matrices (disk I/O time) now starts to matter.</text:span></text:p>
      <text:p text:style-name="P42"/>
      <text:p text:style-name="P19"><text:span text:style-name="T15">Q2A. <text:s text:c="2"/></text:span><text:span text:style-name="T12">U = </text:span><text:span text:style-name="T16">2</text:span><text:span text:style-name="T12">,000, <text:s/>V = </text:span><text:span text:style-name="T13">1</text:span><text:span text:style-name="T16">0</text:span><text:span text:style-name="T12">,</text:span><text:span text:style-name="T16">0</text:span><text:span text:style-name="T12">00,000, <text:s/>W = 1</text:span><text:span text:style-name="T16">0</text:span><text:span text:style-name="T12">,</text:span><text:span text:style-name="T16">0</text:span><text:span text:style-name="T12">00,000. <text:s/></text:span><text:span text:style-name="T13">Work </text:span><text:span text:style-name="T16">200</text:span><text:span text:style-name="T13">.10</text:span><text:span text:style-name="T44">15</text:span><text:span text:style-name="T13">.</text:span></text:p>
      <text:p text:style-name="P42"/>
      <text:p text:style-name="P9"><text:span text:style-name="T7">This is a monstrous strategy II multiplication. <text:s/>Matrices A and C are “only” 20.10</text:span><text:span text:style-name="T42">9</text:span><text:span text:style-name="T7"> entries, or </text:span><text:soft-page-break/><text:span text:style-name="T7">about 2.5 GB each mod 2, and fit easily into memory. <text:s/>Matrix B, however, is 100.10</text:span><text:span text:style-name="T42">12</text:span><text:span text:style-name="T7"> entries (12 TB) and will take a considerable time to read. <text:s/>We chop matrices A and C into 200 slabs, each 2,000 x 50,000. <text:s/>50,000 rows are processed at a time from matrix B, chopped into 200 slabs 50,000 x 50,000 and the multiplication (which can be a multiply and add).</text:span></text:p>
      <text:p text:style-name="P81"/>
      <text:p text:style-name="P14"><text:span text:style-name="T36">TBD</text:span><text:span text:style-name="T38"> consider how many threads should be used, bearing in mind the time it is taking to read matrix B.</text:span></text:p>
      <text:p text:style-name="P14"><text:span text:style-name="T36">TBD</text:span><text:span text:style-name="T38"> consider whether matrix A should be held throughout in Afmt, rather than repeatedly converting for each row of B.</text:span></text:p>
      <text:p text:style-name="P14"><text:span text:style-name="T36">TBD</text:span><text:span text:style-name="T38"> consider whether matrix C should be held in Cfmt throughout. <text:s/>There is no pressure on concurrency here and mutliply-and-add direct into Cfmt may be the best way to proceed.</text:span></text:p>
      <text:p text:style-name="P15"><text:span text:style-name="T36">TBD</text:span><text:span text:style-name="T38"> consider whether there is any need to use large amounts of memory. <text:s/>This could easily be a “small memory footprint” case.</text:span></text:p>
      <text:p text:style-name="P9"/>
      <text:p text:style-name="P19"><text:span text:style-name="T15">Q1A. <text:s text:c="2"/></text:span><text:span text:style-name="T12">U = </text:span><text:span text:style-name="T14">1</text:span><text:span text:style-name="T16">0</text:span><text:span text:style-name="T14">,</text:span><text:span text:style-name="T16">0</text:span><text:span text:style-name="T14">0</text:span><text:span text:style-name="T12">0,000, <text:s/>V = </text:span><text:span text:style-name="T16">2</text:span><text:span text:style-name="T12">,000, <text:s/>W = 1</text:span><text:span text:style-name="T16">0</text:span><text:span text:style-name="T12">,</text:span><text:span text:style-name="T16">0</text:span><text:span text:style-name="T12">00,000. <text:s/></text:span><text:span text:style-name="T13">Work </text:span><text:span text:style-name="T17">200</text:span><text:span text:style-name="T13">.10</text:span><text:span text:style-name="T44">15</text:span><text:span text:style-name="T13">.</text:span></text:p>
      <text:p text:style-name="P42"/>
      <text:p text:style-name="P45"><text:span text:style-name="T58">Holding matrix C in memory is out of the question, and indeed the run-time is likely to be dominated by the time to write matrix C. <text:s/></text:span>Strategy I <text:span text:style-name="T58">is needed. <text:s/>Matrix B is first read in as 200 slabs of 2,000 x 50,000. <text:s/>Matrix A only has 2,000 columns, but that can’t be helped.</text:span></text:p>
      <text:p text:style-name="P45"/>
      <text:p text:style-name="P46">We then proceed to read slabs down matrix A. <text:s/>Each 50,000 x 2,000 slab of matrix A is multiplied by each 2,000 x 50,000 slab of B to produce an answer 50,000 x 50,000 to be pasted into C, and when all 200 slabs are ready, a chunk of matrix C can be written.</text:p>
      <text:p text:style-name="P45"/>
      <text:p text:style-name="P45"><text:span text:style-name="T59">TBD</text:span><text:span text:style-name="T60"> a similar set of considerations arise – number of threads to use, holding appropriate format (in this case Afmt and Bfmt) and wondering if a small memory footprint is appropriate.</text:span></text:p>
      <text:p text:style-name="P47"/>
      <text:p text:style-name="P45"/>
      <text:p text:style-name="P20"><text:span text:style-name="T15">Q1B. <text:s text:c="2"/></text:span><text:span text:style-name="T12">U = </text:span><text:span text:style-name="T14">1</text:span><text:span text:style-name="T17">0</text:span><text:span text:style-name="T14">,</text:span><text:span text:style-name="T17">0</text:span><text:span text:style-name="T14">0</text:span><text:span text:style-name="T12">0,000, <text:s/>V = </text:span><text:span text:style-name="T14">1</text:span><text:span text:style-name="T17">0</text:span><text:span text:style-name="T14">,</text:span><text:span text:style-name="T17">0</text:span><text:span text:style-name="T14">0</text:span><text:span text:style-name="T12">0,000, <text:s/>W = </text:span><text:span text:style-name="T17">2</text:span><text:span text:style-name="T12">,000. <text:s/></text:span><text:span text:style-name="T13">Work </text:span><text:span text:style-name="T17">200</text:span><text:span text:style-name="T13">.10</text:span><text:span text:style-name="T44">15</text:span><text:span text:style-name="T13">.</text:span></text:p>
      <text:p text:style-name="P43"/>
      <text:p text:style-name="P46">Again strategy 1 is needed, holding matrix B in memory. <text:s/>This time, however, it is matrix A that is monstrous. <text:s/>As we can only hold a small number of rows of A, we will be writing out C as we go, even though there is no real need to do so.</text:p>
      <text:p text:style-name="P46"/>
      <text:p text:style-name="P10"><text:span text:style-name="T7">We therefore read matrix B into memory (possibly converting to Bfmt) and then read in a 50,000 x 10,000,000 chunk of matrix A </text:span><text:span text:style-name="T11">as 200 slabs. <text:s/>It is critical that this is done using multiply, and at the end we have 200 slabs, each 50,000 x 2,000, to add together to produce one 50,000 x 2,000 (i.e. tiny) chunk of matrix C to write out.</text:span></text:p>
      <text:p text:style-name="P48"/>
      <text:p text:style-name="P16"><text:span text:style-name="T37">T</text:span><text:span text:style-name="T36">BD</text:span><text:span text:style-name="T38"> threads, Cfmt addition and holding B in Bfmt to be considered. <text:s/>This is </text:span><text:span text:style-name="T36">not</text:span><text:span text:style-name="T38"> a small memory footprint candidate – we must hold 50,000 x 10,000,000 of matrix A (at least) at a time, and the memory usage will be substantial. <text:s/>Keeping this down is likely to be the major </text:span><text:soft-page-break/><text:span text:style-name="T38">issue.</text:span></text:p>
      <text:p text:style-name="P55"/>
      <text:p text:style-name="P29"><text:span text:style-name="T23">Q3. <text:s text:c="2"/></text:span><text:span text:style-name="T18">U = </text:span><text:span text:style-name="T24">2</text:span><text:span text:style-name="T18">,000, <text:s/>V = </text:span><text:span text:style-name="T24">2</text:span><text:span text:style-name="T18">,000, <text:s/>W = </text:span><text:span text:style-name="T24">250</text:span><text:span text:style-name="T21">,000</text:span><text:span text:style-name="T18">,000. <text:s/></text:span><text:span text:style-name="T20">Work </text:span><text:span text:style-name="T24">1</text:span><text:span text:style-name="T20">.10</text:span><text:span text:style-name="T45">15</text:span><text:span text:style-name="T20">.</text:span></text:p>
      <text:p text:style-name="P59"/>
      <text:p text:style-name="P25"><text:span text:style-name="T28">H</text:span><text:span text:style-name="T27">ere matrix A is </text:span><text:span text:style-name="T32">a single tiny slab to be multiplied by a long </text:span><text:span text:style-name="T33">row </text:span><text:span text:style-name="T32">matrix B to produce a long </text:span><text:span text:style-name="T33">row</text:span><text:span text:style-name="T32"> matrix C. <text:s/></text:span><text:span text:style-name="T33">All three matrices must be held in memory.</text:span></text:p>
      <text:p text:style-name="P51"/>
      <text:p text:style-name="P70">Matrix B is chopped into 5,000 slabs, each 2,000 x 50,000 and matrix C similarly. <text:s/>Each slab of B is multiplied by matrix A to produce the corresponding slab of <text:span text:style-name="T61">C</text:span>.</text:p>
      <text:p text:style-name="P70"/>
      <text:p text:style-name="P83">TBD<text:span text:style-name="T57"> threads and Afmt retention to be considered.</text:span></text:p>
      <text:p text:style-name="P47"/>
      <text:p text:style-name="P30"><text:span text:style-name="T23">Q2B. <text:s text:c="2"/></text:span><text:span text:style-name="T18">U = </text:span><text:span text:style-name="T25">2</text:span><text:span text:style-name="T18">,000, <text:s/>V = </text:span><text:span text:style-name="T25">250</text:span><text:span text:style-name="T22">,00</text:span><text:span text:style-name="T18">0,000, <text:s/>W = </text:span><text:span text:style-name="T25">2</text:span><text:span text:style-name="T18">,000. <text:s/></text:span><text:span text:style-name="T20">Work </text:span><text:span text:style-name="T25">1</text:span><text:span text:style-name="T20">.10</text:span><text:span text:style-name="T45">15</text:span><text:span text:style-name="T20">.</text:span></text:p>
      <text:p text:style-name="P60"/>
      <text:p text:style-name="P71">Matrix A is read in as a long row of 5,000 slabs, each 2,000 x 50,000. <text:s/>We then proceed through matrix B, which is a long column of 250,000,000 rows each 2,000 wide. <text:s/>Each slab of B is multiplied by the corresponding slab of A, and added into matrix C. <text:s/>This is a strategy II approach.</text:p>
      <text:p text:style-name="P71"/>
      <text:p text:style-name="P71">The work cannot start until matrix A has been read and chopped. <text:s/>The reading of matrix B should ideally be flow-controlled by the addition work. <text:s/>It would be useful if matrix C could be held in Cfmt to avoid repeated conversions, and a Cfmt addition routine would be essential if we were to do this.</text:p>
      <text:p text:style-name="P63"/>
      <text:p text:style-name="P28"><text:span text:style-name="T23">Q1C. <text:s text:c="2"/></text:span><text:span text:style-name="T18">U = </text:span><text:span text:style-name="T26">250</text:span><text:span text:style-name="T22">,000</text:span><text:span text:style-name="T18">,000, <text:s/>V = </text:span><text:span text:style-name="T26">2</text:span><text:span text:style-name="T18">,000, <text:s/>W = </text:span><text:span text:style-name="T26">2</text:span><text:span text:style-name="T18">,000. <text:s/></text:span><text:span text:style-name="T20">Work </text:span><text:span text:style-name="T26">1.</text:span><text:span text:style-name="T20">10</text:span><text:span text:style-name="T45">15</text:span><text:span text:style-name="T20">.</text:span></text:p>
      <text:p text:style-name="P61"/>
      <text:p text:style-name="P71">Matrix B is a single tiny slab 2,000 x 2,000. <text:s/>Matrix A is then read one 50,000 x 2,000 slab at a time, multiplied by B and the result written out. <text:s/>This is potentially a low-memory-footprint operation, and the number of threads should be tuned to match the (relatively low) workload presented by the (relatively slow) reading of matrix A and the writing of matrix C.</text:p>
      <text:p text:style-name="P56"/>
      <text:p text:style-name="P56"/>
      <text:p text:style-name="P35"><text:span text:style-name="T48">Section </text:span><text:span text:style-name="T52">4</text:span><text:span text:style-name="T48"> – </text:span><text:span text:style-name="T52">Analysis</text:span></text:p>
      <text:p text:style-name="P65"/>
      <text:p text:style-name="P72">The units of work are x 10<text:span text:style-name="T41">15</text:span> elementary operations, or about one core for 10 mins.</text:p>
      <text:p text:style-name="P72"/>
      <text:p text:style-name="P72">The units of I/O are for reading or writing 10<text:span text:style-name="T41">1</text:span><text:span text:style-name="T46">2</text:span> entries – 125 <text:span text:style-name="T63">GB</text:span> – <text:span text:style-name="T63">about 30 mins, say.</text:span></text:p>
      <text:p text:style-name="P72"/>
      <text:p text:style-name="P73">In all <text:span text:style-name="T64">cases except Q1S, </text:span>about six threads should be able to do all the work.</text:p>
      <text:p text:style-name="P72"/>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85">Method</text:p>
          </table:table-cell>
          <table:table-cell table:style-name="Table1.A1" office:value-type="string">
            <text:p text:style-name="P86">Sizes <text:span text:style-name="T64">U V W</text:span></text:p>
          </table:table-cell>
          <table:table-cell table:style-name="Table1.A1" office:value-type="string">
            <text:p text:style-name="P86">Small</text:p>
          </table:table-cell>
          <table:table-cell table:style-name="Table1.A1" office:value-type="string">
            <text:p text:style-name="P86">Work</text:p>
          </table:table-cell>
          <table:table-cell table:style-name="Table1.A1" office:value-type="string">
            <text:p text:style-name="P86">I/O</text:p>
          </table:table-cell>
          <table:table-cell table:style-name="Table1.A1" office:value-type="string">
            <text:p text:style-name="P87">Mem</text:p>
          </table:table-cell>
          <table:table-cell table:style-name="Table1.A1" office:value-type="string">
            <text:p text:style-name="P89">Op.</text:p>
          </table:table-cell>
          <table:table-cell table:style-name="Table1.A1" office:value-type="string">
            <text:p text:style-name="P84"/>
          </table:table-cell>
          <table:table-cell table:style-name="Table1.I1" office:value-type="string">
            <text:p text:style-name="P84"/>
          </table:table-cell>
        </table:table-row>
        <table:table-row>
          <table:table-cell table:style-name="Table1.A2" office:value-type="string">
            <text:p text:style-name="P90">Q1S</text:p>
          </table:table-cell>
          <table:table-cell table:style-name="Table1.A2" office:value-type="string">
            <text:p text:style-name="P90">1M 1M 1M</text:p>
          </table:table-cell>
          <table:table-cell table:style-name="Table1.A2" office:value-type="string">
            <text:p text:style-name="P90">ABC</text:p>
          </table:table-cell>
          <table:table-cell table:style-name="Table1.A2" office:value-type="string">
            <text:p text:style-name="P90">1,000</text:p>
          </table:table-cell>
          <table:table-cell table:style-name="Table1.A2" office:value-type="string">
            <text:p text:style-name="P91"><text:s text:c="4"/>3</text:p>
          </table:table-cell>
          <table:table-cell table:style-name="Table1.A2" office:value-type="string">
            <text:p text:style-name="P90">150G</text:p>
          </table:table-cell>
          <table:table-cell table:style-name="Table1.A2" office:value-type="string">
            <text:p text:style-name="P90">mad</text:p>
          </table:table-cell>
          <table:table-cell table:style-name="Table1.A2" office:value-type="string">
            <text:p text:style-name="P84"/>
          </table:table-cell>
          <table:table-cell table:style-name="Table1.I2" office:value-type="string">
            <text:p text:style-name="P84"/>
          </table:table-cell>
        </table:table-row>
        <text:soft-page-break/>
        <table:table-row>
          <table:table-cell table:style-name="Table1.A2" office:value-type="string">
            <text:p text:style-name="P85">Q1A</text:p>
          </table:table-cell>
          <table:table-cell table:style-name="Table1.A2" office:value-type="string">
            <text:p text:style-name="P86">10M 2K 10M</text:p>
          </table:table-cell>
          <table:table-cell table:style-name="Table1.A2" office:value-type="string">
            <text:p text:style-name="P86">AB</text:p>
          </table:table-cell>
          <table:table-cell table:style-name="Table1.A2" office:value-type="string">
            <text:p text:style-name="P86">200</text:p>
          </table:table-cell>
          <table:table-cell table:style-name="Table1.A2" office:value-type="string">
            <text:p text:style-name="P86">1<text:span text:style-name="T63">00</text:span></text:p>
          </table:table-cell>
          <table:table-cell table:style-name="Table1.A2" office:value-type="string">
            <text:p text:style-name="P87">3G</text:p>
          </table:table-cell>
          <table:table-cell table:style-name="Table1.A2" office:value-type="string">
            <text:p text:style-name="P88">mul</text:p>
          </table:table-cell>
          <table:table-cell table:style-name="Table1.A2" office:value-type="string">
            <text:p text:style-name="P84"/>
          </table:table-cell>
          <table:table-cell table:style-name="Table1.I2" office:value-type="string">
            <text:p text:style-name="P84"/>
          </table:table-cell>
        </table:table-row>
        <table:table-row>
          <table:table-cell table:style-name="Table1.A2" office:value-type="string">
            <text:p text:style-name="P85">Q1B</text:p>
          </table:table-cell>
          <table:table-cell table:style-name="Table1.A2" office:value-type="string">
            <text:p text:style-name="P86">10M 10M 2K</text:p>
          </table:table-cell>
          <table:table-cell table:style-name="Table1.A2" office:value-type="string">
            <text:p text:style-name="P86">BC</text:p>
          </table:table-cell>
          <table:table-cell table:style-name="Table1.A2" office:value-type="string">
            <text:p text:style-name="P86">200</text:p>
          </table:table-cell>
          <table:table-cell table:style-name="Table1.A2" office:value-type="string">
            <text:p text:style-name="P86">1<text:span text:style-name="T63">00</text:span></text:p>
          </table:table-cell>
          <table:table-cell table:style-name="Table1.A2" office:value-type="string">
            <text:p text:style-name="P87">3G</text:p>
          </table:table-cell>
          <table:table-cell table:style-name="Table1.A2" office:value-type="string">
            <text:p text:style-name="P89">m,+</text:p>
          </table:table-cell>
          <table:table-cell table:style-name="Table1.A2" office:value-type="string">
            <text:p text:style-name="P84"/>
          </table:table-cell>
          <table:table-cell table:style-name="Table1.I2" office:value-type="string">
            <text:p text:style-name="P84"/>
          </table:table-cell>
        </table:table-row>
        <table:table-row>
          <table:table-cell table:style-name="Table1.A2" office:value-type="string">
            <text:p text:style-name="P85">Q1C</text:p>
          </table:table-cell>
          <table:table-cell table:style-name="Table1.A2" office:value-type="string">
            <text:p text:style-name="P86">250M 2K 2K</text:p>
          </table:table-cell>
          <table:table-cell table:style-name="Table1.A2" office:value-type="string">
            <text:p text:style-name="P86">B</text:p>
          </table:table-cell>
          <table:table-cell table:style-name="Table1.A2" office:value-type="string">
            <text:p text:style-name="P84"><text:s text:c="2"/><text:span text:style-name="T62">1</text:span></text:p>
          </table:table-cell>
          <table:table-cell table:style-name="Table1.A2" office:value-type="string">
            <text:p text:style-name="P91"><text:s text:c="4"/>1</text:p>
          </table:table-cell>
          <table:table-cell table:style-name="Table1.A2" office:value-type="string">
            <text:p text:style-name="P87">Tiny</text:p>
          </table:table-cell>
          <table:table-cell table:style-name="Table1.A2" office:value-type="string">
            <text:p text:style-name="P88">mul</text:p>
          </table:table-cell>
          <table:table-cell table:style-name="Table1.A2" office:value-type="string">
            <text:p text:style-name="P84"/>
          </table:table-cell>
          <table:table-cell table:style-name="Table1.I2" office:value-type="string">
            <text:p text:style-name="P84"/>
          </table:table-cell>
        </table:table-row>
        <table:table-row>
          <table:table-cell table:style-name="Table1.A2" office:value-type="string">
            <text:p text:style-name="P85">Q2A</text:p>
          </table:table-cell>
          <table:table-cell table:style-name="Table1.A2" office:value-type="string">
            <text:p text:style-name="P86">2K 10M 10M</text:p>
          </table:table-cell>
          <table:table-cell table:style-name="Table1.A2" office:value-type="string">
            <text:p text:style-name="P86">AC</text:p>
          </table:table-cell>
          <table:table-cell table:style-name="Table1.A2" office:value-type="string">
            <text:p text:style-name="P86">200</text:p>
          </table:table-cell>
          <table:table-cell table:style-name="Table1.A2" office:value-type="string">
            <text:p text:style-name="P86">1<text:span text:style-name="T63">00</text:span></text:p>
          </table:table-cell>
          <table:table-cell table:style-name="Table1.A2" office:value-type="string">
            <text:p text:style-name="P87">5GB</text:p>
          </table:table-cell>
          <table:table-cell table:style-name="Table1.A2" office:value-type="string">
            <text:p text:style-name="P88">mad</text:p>
          </table:table-cell>
          <table:table-cell table:style-name="Table1.A2" office:value-type="string">
            <text:p text:style-name="P84"/>
          </table:table-cell>
          <table:table-cell table:style-name="Table1.I2" office:value-type="string">
            <text:p text:style-name="P84"/>
          </table:table-cell>
        </table:table-row>
        <table:table-row>
          <table:table-cell table:style-name="Table1.A2" office:value-type="string">
            <text:p text:style-name="P85">Q2B</text:p>
          </table:table-cell>
          <table:table-cell table:style-name="Table1.A2" office:value-type="string">
            <text:p text:style-name="P86">2K 250M 2K</text:p>
          </table:table-cell>
          <table:table-cell table:style-name="Table1.A2" office:value-type="string">
            <text:p text:style-name="P86">C</text:p>
          </table:table-cell>
          <table:table-cell table:style-name="Table1.A2" office:value-type="string">
            <text:p text:style-name="P84"><text:s text:c="2"/><text:span text:style-name="T62">1</text:span></text:p>
          </table:table-cell>
          <table:table-cell table:style-name="Table1.A2" office:value-type="string">
            <text:p text:style-name="P87"><text:s text:c="4"/><text:span text:style-name="T67">1</text:span></text:p>
          </table:table-cell>
          <table:table-cell table:style-name="Table1.A2" office:value-type="string">
            <text:p text:style-name="P87">65GB</text:p>
          </table:table-cell>
          <table:table-cell table:style-name="Table1.A2" office:value-type="string">
            <text:p text:style-name="P89">m,+</text:p>
          </table:table-cell>
          <table:table-cell table:style-name="Table1.A2" office:value-type="string">
            <text:p text:style-name="P84"/>
          </table:table-cell>
          <table:table-cell table:style-name="Table1.I2" office:value-type="string">
            <text:p text:style-name="P84"/>
          </table:table-cell>
        </table:table-row>
        <table:table-row>
          <table:table-cell table:style-name="Table1.A2" office:value-type="string">
            <text:p text:style-name="P85">Q3</text:p>
          </table:table-cell>
          <table:table-cell table:style-name="Table1.A2" office:value-type="string">
            <text:p text:style-name="P86">2K 2K 250M</text:p>
          </table:table-cell>
          <table:table-cell table:style-name="Table1.A2" office:value-type="string">
            <text:p text:style-name="P86">A</text:p>
          </table:table-cell>
          <table:table-cell table:style-name="Table1.A2" office:value-type="string">
            <text:p text:style-name="P84"><text:s text:c="2"/><text:span text:style-name="T62">1</text:span></text:p>
          </table:table-cell>
          <table:table-cell table:style-name="Table1.A2" office:value-type="string">
            <text:p text:style-name="P87"><text:s text:c="4"/><text:span text:style-name="T67">1</text:span></text:p>
          </table:table-cell>
          <table:table-cell table:style-name="Table1.A2" office:value-type="string">
            <text:p text:style-name="P87">65GB</text:p>
          </table:table-cell>
          <table:table-cell table:style-name="Table1.A2" office:value-type="string">
            <text:p text:style-name="P89">mul</text:p>
          </table:table-cell>
          <table:table-cell table:style-name="Table1.A2" office:value-type="string">
            <text:p text:style-name="P84"/>
          </table:table-cell>
          <table:table-cell table:style-name="Table1.I2" office:value-type="string">
            <text:p text:style-name="P84"/>
          </table:table-cell>
        </table:table-row>
      </table:table>
      <text:p text:style-name="P69"/>
      <text:p text:style-name="P71"/>
      <text:p text:style-name="P36"><text:span text:style-name="T48">Section </text:span><text:span text:style-name="T53">5</text:span><text:span text:style-name="T48"> – </text:span><text:span text:style-name="T54">Initial <text:s/></text:span><text:span text:style-name="T53">Conclusions.</text:span></text:p>
      <text:p text:style-name="P66"/>
      <text:p text:style-name="P74">To a first approximation, there are two strategies needed, called strategy I and strategy II. <text:s/>Strategy I reads in matrix B, then reads through matrix A in chunks, computing the product with all of B and writing out the answer, whereas strategy II reads in A, zeroizes C and then reads through matrix B in chunks, multiplying A by that part and adding the result into C.</text:p>
      <text:p text:style-name="P74"/>
      <text:p text:style-name="P75">The second approximation considers concurrency. <text:s/>As we have multiple cores available to do the multiplication work, we need to ensure that there are things that can be done in parallel. <text:s/><text:span text:style-name="T67">Q1S (square) has many columns of matrix B/C, so concurrency comes naturally in that dimension. <text:s/>There are also many rows of matrix A/C, so concurrency can be increased by doing a handful of rows at once. <text:s/>There is therefore no great pressure on concurrency, and there is a small (but noticeable) gain available by converting the input slabs upfront into Afmt and Bfmt respectively, and doing the steps using multiply-and-add direct into Cfmt, and only converting the answer at the end.</text:span></text:p>
      <text:p text:style-name="P75"/>
      <text:p text:style-name="P78">If the number of columns blocks of B/C is relatively small (even five blocks is “small” in this sense) we will find concurrency under pressure, and the first port of call is to have multiple accumulators. <text:s/>As a first step, we can divide the cols of A/rows of B into sections, and do each section using Cfmt multiply-and-add, and add the results from each section together at the end. <text:s text:c="2"/>This possibility is denoted by m,+ in the above table. <text:s/>As an extreme example of this, consider [U=huge, V=10M, W=100K] (roughly Q1B in the table). <text:s/>We can only afford to read in one or two rows of A (for memory footprint reasons) and there are only two slabs in each row of B. <text:s/>We will therefore only keep about 2 threads busy, and although matrix A is monstrous, it is a moot point whether we can read 50,000 x 10,000,000 faster than a single core can do 20 50,000 square multiplies. <text:s/>Mod 2 the multiplications are probably fast enough, but mod 3, even with the HPMI, the read speed is probably able to keep half-a-dozen threads busy, and for larger primes even more so. <text:s/>Without the HPMI, or with HPMI but with linear forms, especially in odd characteristic, it is a rout! <text:s/>We must use multiple accumulators.</text:p>
      <text:p text:style-name="P76"/>
      <text:p text:style-name="P77">In other words, our first choice for concurrency comes from W, which measures the lengths of the rows in both B and C. <text:s/>As we store the matrices row-by-row in the files, we have little option but the make this concurrency available, and that is always to be used.</text:p>
      <text:p text:style-name="P76"><text:soft-page-break/></text:p>
      <text:p text:style-name="P77">If this is not enough to keep all the threads busy, however, we need a second source, and this differs between strategy I and strategy II.</text:p>
      <text:p text:style-name="P76"/>
      <text:p text:style-name="P77">In strategy I we have matrix B in memory, so that obtaining concurrency from V is an option. <text:s/>This involves using multiple accumulators, though we may not want to go as far as to have one accumulator for each slab in the V direction. <text:s/>This needs to be considered more carefully, but I will not treat that issue here. <text:s/>Actually we will probably have a handful of rows of A/C in memory also, and some concurrency is available here also.</text:p>
      <text:p text:style-name="P77"/>
      <text:p text:style-name="P77">In strategy II it is the rows of A/C that we are holding, so additional concurrency can come from the U direction. <text:s/><text:span text:style-name="T68">This seems relatively painless.</text:span></text:p>
      <text:p text:style-name="P77"/>
      <text:p text:style-name="P37"><text:span text:style-name="T48">Section </text:span><text:span text:style-name="T53">5</text:span><text:span text:style-name="T48"> – </text:span><text:span text:style-name="T54">Multiple Accumulators</text:span><text:span text:style-name="T53">.</text:span></text:p>
      <text:p text:style-name="P67"/>
      <text:p text:style-name="P79">For “small” matrices, perhaps an order of magnitude smaller than the available memory, the simplest approach is to fire off all UxVxW multiplications, and to add the results at the end. <text:s/>There are several issues that need to be considered here.</text:p>
      <text:p text:style-name="P79"/>
      <text:p text:style-name="P79">The first is to do with the commutative/associative nature of addition, in that as soon as a product A<text:span text:style-name="T69">ij</text:span>.B<text:span text:style-name="T69">jk</text:span> block is available, it should be added into the result block C<text:span text:style-name="T69">ik</text:span> so as to free the memory. <text:s/>With the present structure of the thread farm, the submit job must decide a particular sequence of pairs to be added, so that if one multiplication takes longer than expected, all additions that use the result of adding the slow one in must wait, uselessly hogging the memory. <text:s/>Another issue is that it is more cache-friendly to do several additions at once. <text:s/>Also it may be faster in many cases to do the addition in Cfmt and convert the result to Dfmt at the end.</text:p>
      <text:p text:style-name="P79"/>
      <text:p text:style-name="P79">Let’s pause for a moment and consider whether it is possible to do the additions in the order they arrive, rather than deciding a tree at submit time.</text:p>
      <text:p text:style-name="P79"/>
      <text:p text:style-name="P79">We would therefore like to hand the SUM proggy a <text:span text:style-name="T70">list </text:span>MOJ containing the MOJ numbers of all the MOJs to be summed, and also to provide the MOJ into which the answer should go. <text:s/><text:span text:style-name="T70">How would this work?</text:span></text:p>
      <text:p text:style-name="P79"/>
      <text:p text:style-name="P80">It would need to start as soon as the list MOJ is ready, and would look through all the MOJs to see if any are available. <text:s/>If there is one, it can add it in. <text:s/>If there are more than one ready, it can add all of them at once, and of course this can be done in either Dfmt or Cfmt. <text:s/>This requires a method to tell in a thread-safe way whether the MOJ to be added is fully available. <text:s/>It would also ideally like a mega-pause call to suspend and wait for a while, or – even better – to wait until a suitable MOJ becomes rea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06-26T17:46:54.508518807</dc:date>
    <meta:editing-duration>P4DT5H14M51S</meta:editing-duration>
    <meta:editing-cycles>410</meta:editing-cycles>
    <meta:generator>LibreOffice/5.1.6.2$Linux_X86_64 LibreOffice_project/10m0$Build-2</meta:generator>
    <meta:printed-by>User </meta:printed-by>
    <meta:print-date>2012-07-06T16:23:45</meta:print-date>
    <meta:document-statistic meta:table-count="1" meta:image-count="0" meta:object-count="0" meta:page-count="8" meta:paragraph-count="147" meta:word-count="3537" meta:character-count="19221" meta:non-whitespace-character-count="15623"/>
  </office:meta>
</office:document-meta>
</file>